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" style:family="table-cell" style:parent-style-name="Default">
      <style:table-cell-properties fo:background-color="#ffe994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4"/>
    <style:style style:name="ce9" style:family="table-cell" style:parent-style-name="Default" style:data-style-name="N4">
      <style:table-cell-properties fo:background-color="#ffe994"/>
    </style:style>
    <style:style style:name="ce10" style:family="table-cell" style:parent-style-name="Default" style:data-style-name="N4">
      <style:table-cell-properties fo:background-color="#81d41a"/>
    </style:style>
    <style:style style:name="ce11" style:family="table-cell" style:parent-style-name="Default" style:data-style-name="N4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KEYPOINTS NUMBER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5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SHITOMASI</text:p>
          </table:table-cell>
          <table:table-cell table:style-name="ce1" office:value-type="string" calcext:value-type="string">
            <text:p>HARRIS</text:p>
          </table:table-cell>
          <table:table-cell table:style-name="ce1" office:value-type="string" calcext:value-type="string">
            <text:p>FAST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office:value-type="float" office:value="149" calcext:value-type="float">
            <text:p>149</text:p>
          </table:table-cell>
          <table:table-cell office:value-type="float" office:value="264" calcext:value-type="float">
            <text:p>264</text:p>
          </table:table-cell>
          <table:table-cell office:value-type="float" office:value="92" calcext:value-type="float">
            <text:p>92</text:p>
          </table:table-cell>
          <table:table-cell office:value-type="float" office:value="166" calcext:value-type="float">
            <text:p>16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282" calcext:value-type="float">
            <text:p>282</text:p>
          </table:table-cell>
          <table:table-cell office:value-type="float" office:value="102" calcext:value-type="float">
            <text:p>102</text:p>
          </table:table-cell>
          <table:table-cell office:value-type="float" office:value="157" calcext:value-type="float">
            <text:p>15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float" office:value="282" calcext:value-type="float">
            <text:p>282</text:p>
          </table:table-cell>
          <table:table-cell office:value-type="float" office:value="106" calcext:value-type="float">
            <text:p>106</text:p>
          </table:table-cell>
          <table:table-cell office:value-type="float" office:value="161" calcext:value-type="float">
            <text:p>16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55" calcext:value-type="float">
            <text:p>155</text:p>
          </table:table-cell>
          <table:table-cell office:value-type="float" office:value="277" calcext:value-type="float">
            <text:p>277</text:p>
          </table:table-cell>
          <table:table-cell office:value-type="float" office:value="113" calcext:value-type="float">
            <text:p>113</text:p>
          </table:table-cell>
          <table:table-cell office:value-type="float" office:value="155" calcext:value-type="float">
            <text:p>15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149" calcext:value-type="float">
            <text:p>149</text:p>
          </table:table-cell>
          <table:table-cell office:value-type="float" office:value="297" calcext:value-type="float">
            <text:p>297</text:p>
          </table:table-cell>
          <table:table-cell office:value-type="float" office:value="109" calcext:value-type="float">
            <text:p>109</text:p>
          </table:table-cell>
          <table:table-cell office:value-type="float" office:value="163" calcext:value-type="float">
            <text:p>16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20" calcext:value-type="float">
            <text:p>20</text:p>
          </table:table-cell>
          <table:table-cell office:value-type="float" office:value="149" calcext:value-type="float">
            <text:p>149</text:p>
          </table:table-cell>
          <table:table-cell office:value-type="float" office:value="279" calcext:value-type="float">
            <text:p>279</text:p>
          </table:table-cell>
          <table:table-cell office:value-type="float" office:value="125" calcext:value-type="float">
            <text:p>125</text:p>
          </table:table-cell>
          <table:table-cell office:value-type="float" office:value="164" calcext:value-type="float">
            <text:p>16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float" office:value="156" calcext:value-type="float">
            <text:p>156</text:p>
          </table:table-cell>
          <table:table-cell office:value-type="float" office:value="289" calcext:value-type="float">
            <text:p>289</text:p>
          </table:table-cell>
          <table:table-cell office:value-type="float" office:value="130" calcext:value-type="float">
            <text:p>130</text:p>
          </table:table-cell>
          <table:table-cell office:value-type="float" office:value="173" calcext:value-type="float">
            <text:p>17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office:value-type="float" office:value="272" calcext:value-type="float">
            <text:p>272</text:p>
          </table:table-cell>
          <table:table-cell office:value-type="float" office:value="129" calcext:value-type="float">
            <text:p>129</text:p>
          </table:table-cell>
          <table:table-cell office:value-type="float" office:value="175" calcext:value-type="float">
            <text:p>17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266" calcext:value-type="float">
            <text:p>266</text:p>
          </table:table-cell>
          <table:table-cell office:value-type="float" office:value="127" calcext:value-type="float">
            <text:p>127</text:p>
          </table:table-cell>
          <table:table-cell office:value-type="float" office:value="177" calcext:value-type="float">
            <text:p>177</text:p>
          </table:table-cell>
          <table:table-cell table:style-name="ce2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float" office:value="143" calcext:value-type="float">
            <text:p>143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179" calcext:value-type="float">
            <text:p>17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117.9" calcext:value-type="float">
            <text:p>117.9</text:p>
          </table:table-cell>
          <table:table-cell table:formula="of:=AVERAGE([.C2:.C11])" office:value-type="float" office:value="19.2" calcext:value-type="float">
            <text:p>19.2</text:p>
          </table:table-cell>
          <table:table-cell table:formula="of:=AVERAGE([.D2:.D11])" office:value-type="float" office:value="149.1" calcext:value-type="float">
            <text:p>149.1</text:p>
          </table:table-cell>
          <table:table-cell table:formula="of:=AVERAGE([.E2:.E11])" office:value-type="float" office:value="276.2" calcext:value-type="float">
            <text:p>276.2</text:p>
          </table:table-cell>
          <table:table-cell table:formula="of:=AVERAGE([.F2:.F11])" office:value-type="float" office:value="116.1" calcext:value-type="float">
            <text:p>116.1</text:p>
          </table:table-cell>
          <table:table-cell table:formula="of:=AVERAGE([.G2:.G11])" office:value-type="float" office:value="167" calcext:value-type="float">
            <text:p>167</text:p>
          </table:table-cell>
          <table:table-cell table:formula="of:=AVERAGE([.H2:.H11])" office:value-type="float" office:value="138.6" calcext:value-type="float">
            <text:p>138.6</text:p>
          </table:table-cell>
        </table:table-row>
      </table:table>
      <table:table table:name="MATCHES NUMBER" table:style-name="ta1">
        <table:table-column table:style-name="co1" table:default-cell-style-name="ce16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5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/>
          <table:table-cell table:style-name="ce16" office:value-type="string" calcext:value-type="string" table:number-columns-spanned="7" table:number-rows-spanned="1">
            <text:p>BRISK</text:p>
          </table:table-cell>
          <table:covered-table-cell/>
          <table:covered-table-cell table:number-columns-repeated="2" table:style-name="Default"/>
          <table:covered-table-cell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Images</text:p>
          </table:table-cell>
          <table:table-cell table:style-name="ce16" office:value-type="string" calcext:value-type="string">
            <text:p>SHITOMASI</text:p>
          </table:table-cell>
          <table:table-cell table:style-name="ce16" office:value-type="string" calcext:value-type="string">
            <text:p>HARRIS</text:p>
          </table:table-cell>
          <table:table-cell table:style-name="ce16" office:value-type="string" calcext:value-type="string">
            <text:p>FAST</text:p>
          </table:table-cell>
          <table:table-cell table:style-name="ce16" office:value-type="string" calcext:value-type="string">
            <text:p>BRISK</text:p>
          </table:table-cell>
          <table:table-cell table:style-name="ce16" office:value-type="string" calcext:value-type="string">
            <text:p>ORB</text:p>
          </table:table-cell>
          <table:table-cell table:style-name="ce16" office:value-type="string" calcext:value-type="string">
            <text:p>AKAZE</text:p>
          </table:table-cell>
          <table:table-cell table:style-name="ce16" office:value-type="string" calcext:value-type="string">
            <text:p>SIFT</text:p>
          </table:table-cell>
        </table:table-row>
        <table:table-row table:style-name="ro1">
          <table:table-cell office:value-type="string" calcext:value-type="string">
            <text:p>0 &amp; 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171" calcext:value-type="float">
            <text:p>171</text:p>
          </table:table-cell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7" office:value-type="string" calcext:value-type="string">
            <text:p>1 &amp; 2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176" calcext:value-type="float">
            <text:p>176</text:p>
          </table:table-cell>
          <table:table-cell office:value-type="float" office:value="74" calcext:value-type="float">
            <text:p>74</text:p>
          </table:table-cell>
          <table:table-cell office:value-type="float" office:value="125" calcext:value-type="float">
            <text:p>12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 &amp; 3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3 &amp; 4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176" calcext:value-type="float">
            <text:p>176</text:p>
          </table:table-cell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4 &amp; 5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79" calcext:value-type="float">
            <text:p>79</text:p>
          </table:table-cell>
          <table:table-cell office:value-type="float" office:value="131" calcext:value-type="float">
            <text:p>13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 &amp; 6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office:value-type="float" office:value="188" calcext:value-type="float">
            <text:p>188</text:p>
          </table:table-cell>
          <table:table-cell office:value-type="float" office:value="92" calcext:value-type="float">
            <text:p>92</text:p>
          </table:table-cell>
          <table:table-cell office:value-type="float" office:value="132" calcext:value-type="float">
            <text:p>1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6 &amp; 7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float" office:value="173" calcext:value-type="float">
            <text:p>173</text:p>
          </table:table-cell>
          <table:table-cell office:value-type="float" office:value="90" calcext:value-type="float">
            <text:p>90</text:p>
          </table:table-cell>
          <table:table-cell office:value-type="float" office:value="142" calcext:value-type="float">
            <text:p>14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7 &amp; 8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71" calcext:value-type="float">
            <text:p>171</text:p>
          </table:table-cell>
          <table:table-cell office:value-type="float" office:value="88" calcext:value-type="float">
            <text:p>88</text:p>
          </table:table-cell>
          <table:table-cell office:value-type="float" office:value="146" calcext:value-type="float">
            <text:p>14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8 &amp; 9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84" calcext:value-type="float">
            <text:p>184</text:p>
          </table:table-cell>
          <table:table-cell office:value-type="float" office:value="91" calcext:value-type="float">
            <text:p>91</text:p>
          </table:table-cell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style-name="ce8" table:formula="of:=AVERAGE([.B3:.B11])" office:value-type="float" office:value="85.2222222222222" calcext:value-type="float">
            <text:p>85.22</text:p>
          </table:table-cell>
          <table:table-cell table:style-name="ce8" table:formula="of:=AVERAGE([.C3:.C11])" office:value-type="float" office:value="15.3333333333333" calcext:value-type="float">
            <text:p>15.33</text:p>
          </table:table-cell>
          <table:table-cell table:style-name="ce9" table:formula="of:=AVERAGE([.D3:.D11])" office:value-type="float" office:value="99.8888888888889" calcext:value-type="float">
            <text:p>99.89</text:p>
          </table:table-cell>
          <table:table-cell table:style-name="ce10" table:formula="of:=AVERAGE([.E3:.E11])" office:value-type="float" office:value="174.444444444444" calcext:value-type="float">
            <text:p>174.44</text:p>
          </table:table-cell>
          <table:table-cell table:style-name="ce8" table:formula="of:=AVERAGE([.F3:.F11])" office:value-type="float" office:value="83.4444444444445" calcext:value-type="float">
            <text:p>83.44</text:p>
          </table:table-cell>
          <table:table-cell table:style-name="ce11" table:formula="of:=AVERAGE([.G3:.G11])" office:value-type="float" office:value="135" calcext:value-type="float">
            <text:p>135.00</text:p>
          </table:table-cell>
          <table:table-cell table:style-name="ce8" table:formula="of:=AVERAGE([.H3:.H11])" office:value-type="float" office:value="65.7777777777778" calcext:value-type="float">
            <text:p>65.78</text:p>
          </table:table-cell>
        </table:table-row>
        <table:table-row table:style-name="ro1">
          <table:table-cell table:style-name="Default"/>
          <table:table-cell table:style-name="ce8" table:number-columns-repeated="7"/>
        </table:table-row>
        <table:table-row table:style-name="ro1">
          <table:table-cell table:style-name="Default"/>
          <table:table-cell table:style-name="ce16" office:value-type="string" calcext:value-type="string" table:number-columns-spanned="7" table:number-rows-spanned="1">
            <text:p>BRIEF</text:p>
          </table:table-cell>
          <table:covered-table-cell/>
          <table:covered-table-cell table:number-columns-repeated="2" table:style-name="Default"/>
          <table:covered-table-cell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Images</text:p>
          </table:table-cell>
          <table:table-cell table:style-name="ce16" office:value-type="string" calcext:value-type="string">
            <text:p>SHITOMASI</text:p>
          </table:table-cell>
          <table:table-cell table:style-name="ce16" office:value-type="string" calcext:value-type="string">
            <text:p>HARRIS</text:p>
          </table:table-cell>
          <table:table-cell table:style-name="ce16" office:value-type="string" calcext:value-type="string">
            <text:p>FAST</text:p>
          </table:table-cell>
          <table:table-cell table:style-name="ce16" office:value-type="string" calcext:value-type="string">
            <text:p>BRISK</text:p>
          </table:table-cell>
          <table:table-cell table:style-name="ce16" office:value-type="string" calcext:value-type="string">
            <text:p>ORB</text:p>
          </table:table-cell>
          <table:table-cell table:style-name="ce16" office:value-type="string" calcext:value-type="string">
            <text:p>AKAZE</text:p>
          </table:table-cell>
          <table:table-cell table:style-name="ce16" office:value-type="string" calcext:value-type="string">
            <text:p>SIFT</text:p>
          </table:table-cell>
        </table:table-row>
        <table:table-row table:style-name="ro1">
          <table:table-cell office:value-type="string" calcext:value-type="string">
            <text:p>0 &amp; 1</text:p>
          </table:table-cell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office:value-type="float" office:value="119" calcext:value-type="float">
            <text:p>119</text:p>
          </table:table-cell>
          <table:table-cell office:value-type="float" office:value="178" calcext:value-type="float">
            <text:p>178</text:p>
          </table:table-cell>
          <table:table-cell office:value-type="float" office:value="49" calcext:value-type="float">
            <text:p>49</text:p>
          </table:table-cell>
          <table:table-cell office:value-type="float" office:value="141" calcext:value-type="float">
            <text:p>14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ce7" office:value-type="string" calcext:value-type="string">
            <text:p>1 &amp; 2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office:value-type="float" office:value="205" calcext:value-type="float">
            <text:p>205</text:p>
          </table:table-cell>
          <table:table-cell office:value-type="float" office:value="43" calcext:value-type="float">
            <text:p>43</text:p>
          </table:table-cell>
          <table:table-cell office:value-type="float" office:value="134" calcext:value-type="float">
            <text:p>13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 &amp; 3</text:p>
          </table:table-cell>
          <table:table-cell office:value-type="float" office:value="104" calcext:value-type="float">
            <text:p>104</text:p>
          </table:table-cell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  <table:table-cell office:value-type="float" office:value="185" calcext:value-type="float">
            <text:p>185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3 &amp; 4</text:p>
          </table:table-cell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179" calcext:value-type="float">
            <text:p>179</text:p>
          </table:table-cell>
          <table:table-cell office:value-type="float" office:value="59" calcext:value-type="float">
            <text:p>59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 &amp; 5</text:p>
          </table:table-cell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183" calcext:value-type="float">
            <text:p>183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5 &amp; 6</text:p>
          </table:table-cell>
          <table:table-cell office:value-type="float" office:value="102" calcext:value-type="float">
            <text:p>102</text:p>
          </table:table-cell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  <table:table-cell office:value-type="float" office:value="195" calcext:value-type="float">
            <text:p>195</text:p>
          </table:table-cell>
          <table:table-cell office:value-type="float" office:value="78" calcext:value-type="float">
            <text:p>78</text:p>
          </table:table-cell>
          <table:table-cell office:value-type="float" office:value="146" calcext:value-type="float">
            <text:p>14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6 &amp; 7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31" calcext:value-type="float">
            <text:p>131</text:p>
          </table:table-cell>
          <table:table-cell office:value-type="float" office:value="207" calcext:value-type="float">
            <text:p>207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7 &amp; 8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office:value-type="float" office:value="189" calcext:value-type="float">
            <text:p>189</text:p>
          </table:table-cell>
          <table:table-cell office:value-type="float" office:value="84" calcext:value-type="float">
            <text:p>84</text:p>
          </table:table-cell>
          <table:table-cell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8 &amp; 9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  <table:table-cell office:value-type="float" office:value="183" calcext:value-type="float">
            <text:p>183</text:p>
          </table:table-cell>
          <table:table-cell office:value-type="float" office:value="66" calcext:value-type="float">
            <text:p>66</text:p>
          </table:table-cell>
          <table:table-cell office:value-type="float" office:value="152" calcext:value-type="float">
            <text:p>15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style-name="ce8" table:formula="of:=AVERAGE([.B16:.B24])" office:value-type="float" office:value="104.888888888889" calcext:value-type="float">
            <text:p>104.89</text:p>
          </table:table-cell>
          <table:table-cell table:style-name="ce8" table:formula="of:=AVERAGE([.C16:.C24])" office:value-type="float" office:value="17.2222222222222" calcext:value-type="float">
            <text:p>17.22</text:p>
          </table:table-cell>
          <table:table-cell table:style-name="ce9" table:formula="of:=AVERAGE([.D16:.D24])" office:value-type="float" office:value="122.111111111111" calcext:value-type="float">
            <text:p>122.11</text:p>
          </table:table-cell>
          <table:table-cell table:style-name="ce10" table:formula="of:=AVERAGE([.E16:.E24])" office:value-type="float" office:value="189.333333333333" calcext:value-type="float">
            <text:p>189.33</text:p>
          </table:table-cell>
          <table:table-cell table:style-name="ce8" table:formula="of:=AVERAGE([.F16:.F24])" office:value-type="float" office:value="60.5555555555556" calcext:value-type="float">
            <text:p>60.56</text:p>
          </table:table-cell>
          <table:table-cell table:style-name="ce11" table:formula="of:=AVERAGE([.G16:.G24])" office:value-type="float" office:value="140.666666666667" calcext:value-type="float">
            <text:p>140.67</text:p>
          </table:table-cell>
          <table:table-cell table:style-name="ce8" table:formula="of:=AVERAGE([.H16:.H24])" office:value-type="float" office:value="78" calcext:value-type="float">
            <text:p>78.00</text:p>
          </table:table-cell>
        </table:table-row>
        <table:table-row table:style-name="ro1">
          <table:table-cell table:style-name="Default"/>
          <table:table-cell table:style-name="ce8" table:number-columns-repeated="7"/>
        </table:table-row>
        <table:table-row table:style-name="ro1">
          <table:table-cell table:style-name="Default"/>
          <table:table-cell table:style-name="ce16" office:value-type="string" calcext:value-type="string" table:number-columns-spanned="7" table:number-rows-spanned="1">
            <text:p>ORB</text:p>
          </table:table-cell>
          <table:covered-table-cell/>
          <table:covered-table-cell table:number-columns-repeated="2" table:style-name="Default"/>
          <table:covered-table-cell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Images</text:p>
          </table:table-cell>
          <table:table-cell table:style-name="ce16" office:value-type="string" calcext:value-type="string">
            <text:p>SHITOMASI</text:p>
          </table:table-cell>
          <table:table-cell table:style-name="ce16" office:value-type="string" calcext:value-type="string">
            <text:p>HARRIS</text:p>
          </table:table-cell>
          <table:table-cell table:style-name="ce16" office:value-type="string" calcext:value-type="string">
            <text:p>FAST</text:p>
          </table:table-cell>
          <table:table-cell table:style-name="ce16" office:value-type="string" calcext:value-type="string">
            <text:p>BRISK</text:p>
          </table:table-cell>
          <table:table-cell table:style-name="ce16" office:value-type="string" calcext:value-type="string">
            <text:p>ORB</text:p>
          </table:table-cell>
          <table:table-cell table:style-name="ce16" office:value-type="string" calcext:value-type="string">
            <text:p>AKAZE</text:p>
          </table:table-cell>
          <table:table-cell table:style-name="ce16" office:value-type="string" calcext:value-type="string">
            <text:p>SIFT</text:p>
          </table:table-cell>
        </table:table-row>
        <table:table-row table:style-name="ro1">
          <table:table-cell office:value-type="string" calcext:value-type="string">
            <text:p>0 &amp; 1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style-name="ce7" office:value-type="string" calcext:value-type="string">
            <text:p>1 &amp; 2</text:p>
          </table:table-cell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office:value-type="float" office:value="171" calcext:value-type="float">
            <text:p>171</text:p>
          </table:table-cell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2 &amp; 3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  <table:table-cell office:value-type="float" office:value="157" calcext:value-type="float">
            <text:p>157</text:p>
          </table:table-cell>
          <table:table-cell office:value-type="float" office:value="71" calcext:value-type="float">
            <text:p>7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3 &amp; 4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29" calcext:value-type="float">
            <text:p>129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4 &amp; 5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5 &amp; 6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6 &amp; 7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171" calcext:value-type="float">
            <text:p>171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7 &amp; 8</text:p>
          </table:table-cell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  <table:table-cell office:value-type="float" office:value="122" calcext:value-type="float">
            <text:p>122</text:p>
          </table:table-cell>
          <table:table-cell office:value-type="float" office:value="175" calcext:value-type="float">
            <text:p>175</text:p>
          </table:table-cell>
          <table:table-cell office:value-type="float" office:value="93" calcext:value-type="float">
            <text:p>9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8 &amp; 9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172" calcext:value-type="float">
            <text:p>172</text:p>
          </table:table-cell>
          <table:table-cell office:value-type="float" office:value="91" calcext:value-type="float">
            <text:p>9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style-name="ce8" table:formula="of:=AVERAGE([.B29:.B37])" office:value-type="float" office:value="100.777777777778" calcext:value-type="float">
            <text:p>100.78</text:p>
          </table:table-cell>
          <table:table-cell table:style-name="ce8" table:formula="of:=AVERAGE([.C29:.C37])" office:value-type="float" office:value="17.4444444444444" calcext:value-type="float">
            <text:p>17.44</text:p>
          </table:table-cell>
          <table:table-cell table:style-name="ce9" table:formula="of:=AVERAGE([.D29:.D37])" office:value-type="float" office:value="120.111111111111" calcext:value-type="float">
            <text:p>120.11</text:p>
          </table:table-cell>
          <table:table-cell table:style-name="ce10" table:formula="of:=AVERAGE([.E29:.E37])" office:value-type="float" office:value="167.777777777778" calcext:value-type="float">
            <text:p>167.78</text:p>
          </table:table-cell>
          <table:table-cell table:style-name="ce8" table:formula="of:=AVERAGE([.F29:.F37])" office:value-type="float" office:value="84.5555555555556" calcext:value-type="float">
            <text:p>84.56</text:p>
          </table:table-cell>
          <table:table-cell table:style-name="ce11" table:formula="of:=AVERAGE([.G29:.G37])" office:value-type="float" office:value="131.777777777778" calcext:value-type="float">
            <text:p>131.78</text:p>
          </table:table-cell>
          <table:table-cell table:style-name="ce8" office:value-type="string" calcext:value-type="string">
            <text:p>ERROR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Default"/>
          <table:table-cell table:style-name="ce16" office:value-type="string" calcext:value-type="string" table:number-columns-spanned="7" table:number-rows-spanned="1">
            <text:p>FREAK</text:p>
          </table:table-cell>
          <table:covered-table-cell/>
          <table:covered-table-cell table:number-columns-repeated="2" table:style-name="Default"/>
          <table:covered-table-cell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Images</text:p>
          </table:table-cell>
          <table:table-cell table:style-name="ce16" office:value-type="string" calcext:value-type="string">
            <text:p>SHITOMASI</text:p>
          </table:table-cell>
          <table:table-cell table:style-name="ce16" office:value-type="string" calcext:value-type="string">
            <text:p>HARRIS</text:p>
          </table:table-cell>
          <table:table-cell table:style-name="ce16" office:value-type="string" calcext:value-type="string">
            <text:p>FAST</text:p>
          </table:table-cell>
          <table:table-cell table:style-name="ce16" office:value-type="string" calcext:value-type="string">
            <text:p>BRISK</text:p>
          </table:table-cell>
          <table:table-cell table:style-name="ce16" office:value-type="string" calcext:value-type="string">
            <text:p>ORB</text:p>
          </table:table-cell>
          <table:table-cell table:style-name="ce16" office:value-type="string" calcext:value-type="string">
            <text:p>AKAZE</text:p>
          </table:table-cell>
          <table:table-cell table:style-name="ce16" office:value-type="string" calcext:value-type="string">
            <text:p>SIFT</text:p>
          </table:table-cell>
        </table:table-row>
        <table:table-row table:style-name="ro1">
          <table:table-cell office:value-type="string" calcext:value-type="string">
            <text:p>0 &amp; 1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7" office:value-type="string" calcext:value-type="string">
            <text:p>1 &amp; 2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 &amp; 3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 &amp; 4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173" calcext:value-type="float">
            <text:p>173</text:p>
          </table:table-cell>
          <table:table-cell office:value-type="float" office:value="47" calcext:value-type="float">
            <text:p>47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4 &amp; 5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  <table:table-cell office:value-type="float" office:value="123" calcext:value-type="float">
            <text:p>12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 &amp; 6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183" calcext:value-type="float">
            <text:p>183</text:p>
          </table:table-cell>
          <table:table-cell office:value-type="float" office:value="51" calcext:value-type="float">
            <text:p>51</text:p>
          </table:table-cell>
          <table:table-cell office:value-type="float" office:value="132" calcext:value-type="float">
            <text:p>13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6 &amp; 7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169" calcext:value-type="float">
            <text:p>169</text:p>
          </table:table-cell>
          <table:table-cell office:value-type="float" office:value="52" calcext:value-type="float">
            <text:p>52</text:p>
          </table:table-cell>
          <table:table-cell office:value-type="float" office:value="145" calcext:value-type="float">
            <text:p>14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7 &amp; 8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179" calcext:value-type="float">
            <text:p>179</text:p>
          </table:table-cell>
          <table:table-cell office:value-type="float" office:value="49" calcext:value-type="float">
            <text:p>49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8 &amp; 9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103" calcext:value-type="float">
            <text:p>103</text:p>
          </table:table-cell>
          <table:table-cell office:value-type="float" office:value="168" calcext:value-type="float">
            <text:p>168</text:p>
          </table:table-cell>
          <table:table-cell office:value-type="float" office:value="55" calcext:value-type="float">
            <text:p>55</text:p>
          </table:table-cell>
          <table:table-cell office:value-type="float" office:value="137" calcext:value-type="float">
            <text:p>13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style-name="ce8" table:formula="of:=AVERAGE([.B42:.B50])" office:value-type="float" office:value="85.1111111111111" calcext:value-type="float">
            <text:p>85.11</text:p>
          </table:table-cell>
          <table:table-cell table:style-name="ce8" table:formula="of:=AVERAGE([.C42:.C50])" office:value-type="float" office:value="15.4444444444444" calcext:value-type="float">
            <text:p>15.44</text:p>
          </table:table-cell>
          <table:table-cell table:style-name="ce9" table:formula="of:=AVERAGE([.D42:.D50])" office:value-type="float" office:value="97.8888888888889" calcext:value-type="float">
            <text:p>97.89</text:p>
          </table:table-cell>
          <table:table-cell table:style-name="ce10" table:formula="of:=AVERAGE([.E42:.E50])" office:value-type="float" office:value="169.555555555556" calcext:value-type="float">
            <text:p>169.56</text:p>
          </table:table-cell>
          <table:table-cell table:style-name="ce8" table:formula="of:=AVERAGE([.F42:.F50])" office:value-type="float" office:value="46.7777777777778" calcext:value-type="float">
            <text:p>46.78</text:p>
          </table:table-cell>
          <table:table-cell table:style-name="ce11" table:formula="of:=AVERAGE([.G42:.G50])" office:value-type="float" office:value="132" calcext:value-type="float">
            <text:p>132.00</text:p>
          </table:table-cell>
          <table:table-cell table:style-name="ce8" table:formula="of:=AVERAGE([.H42:.H50])" office:value-type="float" office:value="66.2222222222222" calcext:value-type="float">
            <text:p>66.2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Default"/>
          <table:table-cell table:style-name="ce16" office:value-type="string" calcext:value-type="string" table:number-columns-spanned="7" table:number-rows-spanned="1">
            <text:p>AKAZE</text:p>
          </table:table-cell>
          <table:covered-table-cell/>
          <table:covered-table-cell table:number-columns-repeated="2" table:style-name="Default"/>
          <table:covered-table-cell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Images</text:p>
          </table:table-cell>
          <table:table-cell table:style-name="ce16" office:value-type="string" calcext:value-type="string">
            <text:p>SHITOMASI</text:p>
          </table:table-cell>
          <table:table-cell table:style-name="ce16" office:value-type="string" calcext:value-type="string">
            <text:p>HARRIS</text:p>
          </table:table-cell>
          <table:table-cell table:style-name="ce16" office:value-type="string" calcext:value-type="string">
            <text:p>FAST</text:p>
          </table:table-cell>
          <table:table-cell table:style-name="ce16" office:value-type="string" calcext:value-type="string">
            <text:p>BRISK</text:p>
          </table:table-cell>
          <table:table-cell table:style-name="ce16" office:value-type="string" calcext:value-type="string">
            <text:p>ORB</text:p>
          </table:table-cell>
          <table:table-cell table:style-name="ce16" office:value-type="string" calcext:value-type="string">
            <text:p>AKAZE</text:p>
          </table:table-cell>
          <table:table-cell table:style-name="ce16" office:value-type="string" calcext:value-type="string">
            <text:p>SIFT</text:p>
          </table:table-cell>
        </table:table-row>
        <table:table-row table:style-name="ro1">
          <table:table-cell office:value-type="string" calcext:value-type="string">
            <text:p>0 &amp; 1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2" table:style-name="Default" office:value-type="string" calcext:value-type="string">
            <text:p>ERROR</text:p>
          </table:table-cell>
          <table:table-cell office:value-type="string" calcext:value-type="string">
            <text:p>ERROR</text:p>
          </table:table-cell>
          <table:table-cell table:style-name="ce5" office:value-type="float" office:value="138" calcext:value-type="float">
            <text:p>138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style-name="ce7" office:value-type="string" calcext:value-type="string">
            <text:p>1 &amp; 2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2" table:style-name="Default" office:value-type="string" calcext:value-type="string">
            <text:p>ERROR</text:p>
          </table:table-cell>
          <table:table-cell office:value-type="string" calcext:value-type="string">
            <text:p>ERROR</text:p>
          </table:table-cell>
          <table:table-cell table:style-name="ce5" office:value-type="float" office:value="138" calcext:value-type="float">
            <text:p>138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2 &amp; 3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2" table:style-name="Default" office:value-type="string" calcext:value-type="string">
            <text:p>ERROR</text:p>
          </table:table-cell>
          <table:table-cell office:value-type="string" calcext:value-type="string">
            <text:p>ERROR</text:p>
          </table:table-cell>
          <table:table-cell table:style-name="ce5" office:value-type="float" office:value="133" calcext:value-type="float">
            <text:p>133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3 &amp; 4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2" table:style-name="Default" office:value-type="string" calcext:value-type="string">
            <text:p>ERROR</text:p>
          </table:table-cell>
          <table:table-cell office:value-type="string" calcext:value-type="string">
            <text:p>ERROR</text:p>
          </table:table-cell>
          <table:table-cell table:style-name="ce5" office:value-type="float" office:value="127" calcext:value-type="float">
            <text:p>127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4 &amp; 5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2" table:style-name="Default" office:value-type="string" calcext:value-type="string">
            <text:p>ERROR</text:p>
          </table:table-cell>
          <table:table-cell office:value-type="string" calcext:value-type="string">
            <text:p>ERROR</text:p>
          </table:table-cell>
          <table:table-cell table:style-name="ce5" office:value-type="float" office:value="129" calcext:value-type="float">
            <text:p>129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5 &amp; 6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2" table:style-name="Default" office:value-type="string" calcext:value-type="string">
            <text:p>ERROR</text:p>
          </table:table-cell>
          <table:table-cell office:value-type="string" calcext:value-type="string">
            <text:p>ERROR</text:p>
          </table:table-cell>
          <table:table-cell table:style-name="ce5" office:value-type="float" office:value="146" calcext:value-type="float">
            <text:p>146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6 &amp; 7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2" table:style-name="Default" office:value-type="string" calcext:value-type="string">
            <text:p>ERROR</text:p>
          </table:table-cell>
          <table:table-cell office:value-type="string" calcext:value-type="string">
            <text:p>ERROR</text:p>
          </table:table-cell>
          <table:table-cell table:style-name="ce5" office:value-type="float" office:value="147" calcext:value-type="float">
            <text:p>147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7 &amp; 8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2" table:style-name="Default" office:value-type="string" calcext:value-type="string">
            <text:p>ERROR</text:p>
          </table:table-cell>
          <table:table-cell office:value-type="string" calcext:value-type="string">
            <text:p>ERROR</text:p>
          </table:table-cell>
          <table:table-cell table:style-name="ce5" office:value-type="float" office:value="151" calcext:value-type="float">
            <text:p>151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8 &amp; 9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2" table:style-name="Default" office:value-type="string" calcext:value-type="string">
            <text:p>ERROR</text:p>
          </table:table-cell>
          <table:table-cell office:value-type="string" calcext:value-type="string">
            <text:p>ERROR</text:p>
          </table:table-cell>
          <table:table-cell table:style-name="ce5" office:value-type="float" office:value="150" calcext:value-type="float">
            <text:p>150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number-columns-repeated="5" table:style-name="ce8" office:value-type="string" calcext:value-type="string">
            <text:p>ERROR</text:p>
          </table:table-cell>
          <table:table-cell table:style-name="ce10" table:formula="of:=AVERAGE([.G55:.G63])" office:value-type="float" office:value="139.888888888889" calcext:value-type="float">
            <text:p>139.89</text:p>
          </table:table-cell>
          <table:table-cell table:style-name="ce8" office:value-type="string" calcext:value-type="string">
            <text:p>ERROR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Default"/>
          <table:table-cell table:style-name="ce16" office:value-type="string" calcext:value-type="string" table:number-columns-spanned="7" table:number-rows-spanned="1">
            <text:p>SIFT</text:p>
          </table:table-cell>
          <table:covered-table-cell/>
          <table:covered-table-cell table:number-columns-repeated="2" table:style-name="Default"/>
          <table:covered-table-cell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Images</text:p>
          </table:table-cell>
          <table:table-cell table:style-name="ce16" office:value-type="string" calcext:value-type="string">
            <text:p>SHITOMASI</text:p>
          </table:table-cell>
          <table:table-cell table:style-name="ce16" office:value-type="string" calcext:value-type="string">
            <text:p>HARRIS</text:p>
          </table:table-cell>
          <table:table-cell table:style-name="ce16" office:value-type="string" calcext:value-type="string">
            <text:p>FAST</text:p>
          </table:table-cell>
          <table:table-cell table:style-name="ce16" office:value-type="string" calcext:value-type="string">
            <text:p>BRISK</text:p>
          </table:table-cell>
          <table:table-cell table:style-name="ce16" office:value-type="string" calcext:value-type="string">
            <text:p>ORB</text:p>
          </table:table-cell>
          <table:table-cell table:style-name="ce16" office:value-type="string" calcext:value-type="string">
            <text:p>AKAZE</text:p>
          </table:table-cell>
          <table:table-cell table:style-name="ce16" office:value-type="string" calcext:value-type="string">
            <text:p>SIFT</text:p>
          </table:table-cell>
        </table:table-row>
        <table:table-row table:style-name="ro1">
          <table:table-cell office:value-type="string" calcext:value-type="string">
            <text:p>0 &amp; 1</text:p>
          </table:table-cell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float" office:value="182" calcext:value-type="float">
            <text:p>182</text:p>
          </table:table-cell>
          <table:table-cell office:value-type="float" office:value="67" calcext:value-type="float">
            <text:p>67</text:p>
          </table:table-cell>
          <table:table-cell office:value-type="float" office:value="134" calcext:value-type="float">
            <text:p>13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7" office:value-type="string" calcext:value-type="string">
            <text:p>1 &amp; 2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office:value-type="float" office:value="123" calcext:value-type="float">
            <text:p>123</text:p>
          </table:table-cell>
          <table:table-cell office:value-type="float" office:value="193" calcext:value-type="float">
            <text:p>193</text:p>
          </table:table-cell>
          <table:table-cell office:value-type="float" office:value="79" calcext:value-type="float">
            <text:p>79</text:p>
          </table:table-cell>
          <table:table-cell office:value-type="float" office:value="134" calcext:value-type="float">
            <text:p>13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 &amp; 3</text:p>
          </table:table-cell>
          <table:table-cell office:value-type="float" office:value="104" calcext:value-type="float">
            <text:p>104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169" calcext:value-type="float">
            <text:p>169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3 &amp; 4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  <table:table-cell office:value-type="float" office:value="183" calcext:value-type="float">
            <text:p>183</text:p>
          </table:table-cell>
          <table:table-cell office:value-type="float" office:value="79" calcext:value-type="float">
            <text:p>79</text:p>
          </table:table-cell>
          <table:table-cell office:value-type="float" office:value="136" calcext:value-type="float">
            <text:p>13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4 &amp; 5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114" calcext:value-type="float">
            <text:p>114</text:p>
          </table:table-cell>
          <table:table-cell office:value-type="float" office:value="171" calcext:value-type="float">
            <text:p>171</text:p>
          </table:table-cell>
          <table:table-cell office:value-type="float" office:value="82" calcext:value-type="float">
            <text:p>82</text:p>
          </table:table-cell>
          <table:table-cell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5 &amp; 6</text:p>
          </table:table-cell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  <table:table-cell office:value-type="float" office:value="195" calcext:value-type="float">
            <text:p>195</text:p>
          </table:table-cell>
          <table:table-cell office:value-type="float" office:value="95" calcext:value-type="float">
            <text:p>95</text:p>
          </table:table-cell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6 &amp; 7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123" calcext:value-type="float">
            <text:p>123</text:p>
          </table:table-cell>
          <table:table-cell office:value-type="float" office:value="194" calcext:value-type="float">
            <text:p>194</text:p>
          </table:table-cell>
          <table:table-cell office:value-type="float" office:value="95" calcext:value-type="float">
            <text:p>95</text:p>
          </table:table-cell>
          <table:table-cell office:value-type="float" office:value="147" calcext:value-type="float">
            <text:p>14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7 &amp; 8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office:value-type="float" office:value="176" calcext:value-type="float">
            <text:p>176</text:p>
          </table:table-cell>
          <table:table-cell office:value-type="float" office:value="94" calcext:value-type="float">
            <text:p>94</text:p>
          </table:table-cell>
          <table:table-cell office:value-type="float" office:value="154" calcext:value-type="float">
            <text:p>15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8 &amp; 9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office:value-type="float" office:value="103" calcext:value-type="float">
            <text:p>103</text:p>
          </table:table-cell>
          <table:table-cell office:value-type="float" office:value="183" calcext:value-type="float">
            <text:p>183</text:p>
          </table:table-cell>
          <table:table-cell office:value-type="float" office:value="94" calcext:value-type="float">
            <text:p>94</text:p>
          </table:table-cell>
          <table:table-cell office:value-type="float" office:value="151" calcext:value-type="float">
            <text:p>15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formula="of:=AVERAGE([.B68:.B76])" office:value-type="float" office:value="103" calcext:value-type="float">
            <text:p>103</text:p>
          </table:table-cell>
          <table:table-cell table:style-name="ce8" table:formula="of:=AVERAGE([.C68:.C76])" office:value-type="float" office:value="17.3333333333333" calcext:value-type="float">
            <text:p>17.33</text:p>
          </table:table-cell>
          <table:table-cell table:style-name="ce9" table:formula="of:=AVERAGE([.D68:.D76])" office:value-type="float" office:value="116.222222222222" calcext:value-type="float">
            <text:p>116.22</text:p>
          </table:table-cell>
          <table:table-cell table:style-name="ce10" table:formula="of:=AVERAGE([.E68:.E76])" office:value-type="float" office:value="182.888888888889" calcext:value-type="float">
            <text:p>182.89</text:p>
          </table:table-cell>
          <table:table-cell table:style-name="ce8" table:formula="of:=AVERAGE([.F68:.F76])" office:value-type="float" office:value="84.7777777777778" calcext:value-type="float">
            <text:p>84.78</text:p>
          </table:table-cell>
          <table:table-cell table:style-name="ce11" table:formula="of:=AVERAGE([.G68:.G76])" office:value-type="float" office:value="141.111111111111" calcext:value-type="float">
            <text:p>141.11</text:p>
          </table:table-cell>
          <table:table-cell table:style-name="ce8" table:formula="of:=AVERAGE([.H68:.H76])" office:value-type="float" office:value="88.8888888888889" calcext:value-type="float">
            <text:p>88.89</text:p>
          </table:table-cell>
        </table:table-row>
      </table:table>
      <table:table table:name="DETECTOR PERFORMANCE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5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SHITOMASI</text:p>
          </table:table-cell>
          <table:table-cell table:style-name="ce1" office:value-type="string" calcext:value-type="string">
            <text:p>HARRIS</text:p>
          </table:table-cell>
          <table:table-cell table:style-name="ce1" office:value-type="string" calcext:value-type="string">
            <text:p>FAST</text:p>
          </table:table-cell>
          <table:table-cell table:style-name="ce1" office:value-type="string" calcext:value-type="string">
            <text:p>BRISK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AKAZE</text:p>
          </table:table-cell>
          <table:table-cell table:style-name="ce1" office:value-type="string" calcext:value-type="string">
            <text:p>SIF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9873" calcext:value-type="float">
            <text:p>12.9873</text:p>
          </table:table-cell>
          <table:table-cell office:value-type="float" office:value="11.9328" calcext:value-type="float">
            <text:p>11.9328</text:p>
          </table:table-cell>
          <table:table-cell office:value-type="float" office:value="1.2003" calcext:value-type="float">
            <text:p>1.2003</text:p>
          </table:table-cell>
          <table:table-cell office:value-type="float" office:value="30.9575" calcext:value-type="float">
            <text:p>30.9575</text:p>
          </table:table-cell>
          <table:table-cell office:value-type="float" office:value="7.53826" calcext:value-type="float">
            <text:p>7.53826</text:p>
          </table:table-cell>
          <table:table-cell office:value-type="float" office:value="59.7071" calcext:value-type="float">
            <text:p>59.7071</text:p>
          </table:table-cell>
          <table:table-cell office:value-type="float" office:value="79.7803" calcext:value-type="float">
            <text:p>79.78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3876" calcext:value-type="float">
            <text:p>11.3876</text:p>
          </table:table-cell>
          <table:table-cell office:value-type="float" office:value="9.19882" calcext:value-type="float">
            <text:p>9.19882</text:p>
          </table:table-cell>
          <table:table-cell office:value-type="float" office:value="0.891691" calcext:value-type="float">
            <text:p>0.891691</text:p>
          </table:table-cell>
          <table:table-cell office:value-type="float" office:value="30.3106" calcext:value-type="float">
            <text:p>30.3106</text:p>
          </table:table-cell>
          <table:table-cell office:value-type="float" office:value="6.58583" calcext:value-type="float">
            <text:p>6.58583</text:p>
          </table:table-cell>
          <table:table-cell office:value-type="float" office:value="52.8727" calcext:value-type="float">
            <text:p>52.8727</text:p>
          </table:table-cell>
          <table:table-cell office:value-type="float" office:value="64.3803" calcext:value-type="float">
            <text:p>64.38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8491" calcext:value-type="float">
            <text:p>26.8491</text:p>
          </table:table-cell>
          <table:table-cell office:value-type="float" office:value="10.9618" calcext:value-type="float">
            <text:p>10.9618</text:p>
          </table:table-cell>
          <table:table-cell office:value-type="float" office:value="0.936184" calcext:value-type="float">
            <text:p>0.936184</text:p>
          </table:table-cell>
          <table:table-cell office:value-type="float" office:value="28.6754" calcext:value-type="float">
            <text:p>28.6754</text:p>
          </table:table-cell>
          <table:table-cell office:value-type="float" office:value="6.95418" calcext:value-type="float">
            <text:p>6.95418</text:p>
          </table:table-cell>
          <table:table-cell office:value-type="float" office:value="49.129" calcext:value-type="float">
            <text:p>49.129</text:p>
          </table:table-cell>
          <table:table-cell office:value-type="float" office:value="62.518" calcext:value-type="float">
            <text:p>62.5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7038" calcext:value-type="float">
            <text:p>12.7038</text:p>
          </table:table-cell>
          <table:table-cell office:value-type="float" office:value="11.2833" calcext:value-type="float">
            <text:p>11.2833</text:p>
          </table:table-cell>
          <table:table-cell office:value-type="float" office:value="4.12706" calcext:value-type="float">
            <text:p>4.12706</text:p>
          </table:table-cell>
          <table:table-cell office:value-type="float" office:value="29.3597" calcext:value-type="float">
            <text:p>29.3597</text:p>
          </table:table-cell>
          <table:table-cell office:value-type="float" office:value="10.6105" calcext:value-type="float">
            <text:p>10.6105</text:p>
          </table:table-cell>
          <table:table-cell office:value-type="float" office:value="69.1353" calcext:value-type="float">
            <text:p>69.1353</text:p>
          </table:table-cell>
          <table:table-cell office:value-type="float" office:value="86.6726" calcext:value-type="float">
            <text:p>86.67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9.74539" calcext:value-type="float">
            <text:p>9.74539</text:p>
          </table:table-cell>
          <table:table-cell table:style-name="Default" office:value-type="float" office:value="23.4945" calcext:value-type="float">
            <text:p>23.4945</text:p>
          </table:table-cell>
          <table:table-cell office:value-type="float" office:value="4.38279" calcext:value-type="float">
            <text:p>4.38279</text:p>
          </table:table-cell>
          <table:table-cell office:value-type="float" office:value="29.5838" calcext:value-type="float">
            <text:p>29.5838</text:p>
          </table:table-cell>
          <table:table-cell table:style-name="ce2" office:value-type="float" office:value="21.3206" calcext:value-type="float">
            <text:p>21.3206</text:p>
          </table:table-cell>
          <table:table-cell office:value-type="float" office:value="73.9553" calcext:value-type="float">
            <text:p>73.9553</text:p>
          </table:table-cell>
          <table:table-cell office:value-type="float" office:value="87.039" calcext:value-type="float">
            <text:p>87.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11.0531" calcext:value-type="float">
            <text:p>11.0531</text:p>
          </table:table-cell>
          <table:table-cell office:value-type="float" office:value="14.1032" calcext:value-type="float">
            <text:p>14.1032</text:p>
          </table:table-cell>
          <table:table-cell office:value-type="float" office:value="4.28625" calcext:value-type="float">
            <text:p>4.28625</text:p>
          </table:table-cell>
          <table:table-cell office:value-type="float" office:value="29.2877" calcext:value-type="float">
            <text:p>29.2877</text:p>
          </table:table-cell>
          <table:table-cell table:style-name="Default" office:value-type="float" office:value="18.1623" calcext:value-type="float">
            <text:p>18.1623</text:p>
          </table:table-cell>
          <table:table-cell office:value-type="float" office:value="72.573" calcext:value-type="float">
            <text:p>72.573</text:p>
          </table:table-cell>
          <table:table-cell office:value-type="float" office:value="65.0431" calcext:value-type="float">
            <text:p>65.04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10.3907" calcext:value-type="float">
            <text:p>10.3907</text:p>
          </table:table-cell>
          <table:table-cell table:style-name="Default" office:value-type="float" office:value="20.8018" calcext:value-type="float">
            <text:p>20.8018</text:p>
          </table:table-cell>
          <table:table-cell office:value-type="float" office:value="4.33157" calcext:value-type="float">
            <text:p>4.33157</text:p>
          </table:table-cell>
          <table:table-cell office:value-type="float" office:value="29.1263" calcext:value-type="float">
            <text:p>29.1263</text:p>
          </table:table-cell>
          <table:table-cell office:value-type="float" office:value="9.96885" calcext:value-type="float">
            <text:p>9.96885</text:p>
          </table:table-cell>
          <table:table-cell office:value-type="float" office:value="69.8354" calcext:value-type="float">
            <text:p>69.8354</text:p>
          </table:table-cell>
          <table:table-cell office:value-type="float" office:value="83.6796" calcext:value-type="float">
            <text:p>83.67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9325" calcext:value-type="float">
            <text:p>12.9325</text:p>
          </table:table-cell>
          <table:table-cell office:value-type="float" office:value="10.9792" calcext:value-type="float">
            <text:p>10.9792</text:p>
          </table:table-cell>
          <table:table-cell office:value-type="float" office:value="4.50402" calcext:value-type="float">
            <text:p>4.50402</text:p>
          </table:table-cell>
          <table:table-cell office:value-type="float" office:value="29.6317" calcext:value-type="float">
            <text:p>29.6317</text:p>
          </table:table-cell>
          <table:table-cell office:value-type="float" office:value="10.1575" calcext:value-type="float">
            <text:p>10.1575</text:p>
          </table:table-cell>
          <table:table-cell office:value-type="float" office:value="72.2303" calcext:value-type="float">
            <text:p>72.2303</text:p>
          </table:table-cell>
          <table:table-cell office:value-type="float" office:value="64.9832" calcext:value-type="float">
            <text:p>64.98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0251" calcext:value-type="float">
            <text:p>22.0251</text:p>
          </table:table-cell>
          <table:table-cell table:style-name="ce3" office:value-type="float" office:value="12.1693" calcext:value-type="float">
            <text:p>12.1693</text:p>
          </table:table-cell>
          <table:table-cell office:value-type="float" office:value="4.35878" calcext:value-type="float">
            <text:p>4.35878</text:p>
          </table:table-cell>
          <table:table-cell office:value-type="float" office:value="28.6068" calcext:value-type="float">
            <text:p>28.6068</text:p>
          </table:table-cell>
          <table:table-cell table:style-name="ce2" office:value-type="float" office:value="18.7994" calcext:value-type="float">
            <text:p>18.7994</text:p>
          </table:table-cell>
          <table:table-cell office:value-type="float" office:value="67.2363" calcext:value-type="float">
            <text:p>67.2363</text:p>
          </table:table-cell>
          <table:table-cell office:value-type="float" office:value="79.1189" calcext:value-type="float">
            <text:p>79.1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10.6747" calcext:value-type="float">
            <text:p>10.6747</text:p>
          </table:table-cell>
          <table:table-cell table:style-name="ce3" office:value-type="float" office:value="7.33124" calcext:value-type="float">
            <text:p>7.33124</text:p>
          </table:table-cell>
          <table:table-cell office:value-type="float" office:value="4.37894" calcext:value-type="float">
            <text:p>4.37894</text:p>
          </table:table-cell>
          <table:table-cell office:value-type="float" office:value="29.7167" calcext:value-type="float">
            <text:p>29.7167</text:p>
          </table:table-cell>
          <table:table-cell table:style-name="Default" office:value-type="float" office:value="10.8789" calcext:value-type="float">
            <text:p>10.8789</text:p>
          </table:table-cell>
          <table:table-cell office:value-type="float" office:value="74.0171" calcext:value-type="float">
            <text:p>74.0171</text:p>
          </table:table-cell>
          <table:table-cell office:value-type="float" office:value="67.362" calcext:value-type="float">
            <text:p>67.36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4" table:formula="of:=AVERAGE([.B2:.B11])" office:value-type="float" office:value="14.074929" calcext:value-type="float">
            <text:p>14.074929</text:p>
          </table:table-cell>
          <table:table-cell table:formula="of:=AVERAGE([.C2:.C11])" office:value-type="float" office:value="13.225596" calcext:value-type="float">
            <text:p>13.225596</text:p>
          </table:table-cell>
          <table:table-cell table:formula="of:=AVERAGE([.D2:.D11])" office:value-type="float" office:value="3.3397585" calcext:value-type="float">
            <text:p>3.3397585</text:p>
          </table:table-cell>
          <table:table-cell table:formula="of:=AVERAGE([.E2:.E11])" office:value-type="float" office:value="29.52562" calcext:value-type="float">
            <text:p>29.52562</text:p>
          </table:table-cell>
          <table:table-cell table:formula="of:=AVERAGE([.F2:.F11])" office:value-type="float" office:value="12.097632" calcext:value-type="float">
            <text:p>12.097632</text:p>
          </table:table-cell>
          <table:table-cell table:formula="of:=AVERAGE([.G2:.G11])" office:value-type="float" office:value="66.06915" calcext:value-type="float">
            <text:p>66.06915</text:p>
          </table:table-cell>
          <table:table-cell table:formula="of:=AVERAGE([.H2:.H11])" office:value-type="float" office:value="74.0577" calcext:value-type="float">
            <text:p>74.0577</text:p>
          </table:table-cell>
        </table:table-row>
        <table:table-row table:style-name="ro1">
          <table:table-cell office:value-type="string" calcext:value-type="string">
            <text:p>s. dev.</text:p>
          </table:table-cell>
          <table:table-cell table:formula="of:=STDEV([.B2:.B11])" office:value-type="float" office:value="5.68610328834636" calcext:value-type="float">
            <text:p>5.68610328834636</text:p>
          </table:table-cell>
          <table:table-cell table:formula="of:=STDEV([.C2:.C11])" office:value-type="float" office:value="5.0696095248258" calcext:value-type="float">
            <text:p>5.0696095248258</text:p>
          </table:table-cell>
          <table:table-cell table:formula="of:=STDEV([.D2:.D11])" office:value-type="float" office:value="1.61274748163273" calcext:value-type="float">
            <text:p>1.61274748163273</text:p>
          </table:table-cell>
          <table:table-cell table:formula="of:=STDEV([.E2:.E11])" office:value-type="float" office:value="0.709328278177476" calcext:value-type="float">
            <text:p>0.709328278177476</text:p>
          </table:table-cell>
          <table:table-cell table:formula="of:=STDEV([.F2:.F11])" office:value-type="float" office:value="5.33721377642305" calcext:value-type="float">
            <text:p>5.33721377642305</text:p>
          </table:table-cell>
          <table:table-cell table:formula="of:=STDEV([.G2:.G11])" office:value-type="float" office:value="9.0194845504669" calcext:value-type="float">
            <text:p>9.0194845504669</text:p>
          </table:table-cell>
          <table:table-cell table:formula="of:=STDEV([.H2:.H11])" office:value-type="float" office:value="10.0766695129558" calcext:value-type="float">
            <text:p>10.0766695129558</text:p>
          </table:table-cell>
        </table:table-row>
      </table:table>
      <table:table table:name="DESCRIPTOR PERFORMANCE" table:style-name="ta1">
        <table:table-column table:style-name="co1" table:default-cell-style-name="ce16"/>
        <table:table-column table:style-name="co1" table:number-columns-repeated="7" table:default-cell-style-name="Default"/>
        <table:table-row table:style-name="ro1">
          <table:table-cell table:style-name="Default"/>
          <table:table-cell table:style-name="ce16" office:value-type="string" calcext:value-type="string" table:number-columns-spanned="7" table:number-rows-spanned="1">
            <text:p>BRISK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mages</text:p>
          </table:table-cell>
          <table:table-cell table:style-name="ce16" office:value-type="string" calcext:value-type="string">
            <text:p>SHITOMASI</text:p>
          </table:table-cell>
          <table:table-cell table:style-name="ce16" office:value-type="string" calcext:value-type="string">
            <text:p>HARRIS</text:p>
          </table:table-cell>
          <table:table-cell table:style-name="ce16" office:value-type="string" calcext:value-type="string">
            <text:p>FAST</text:p>
          </table:table-cell>
          <table:table-cell table:style-name="ce16" office:value-type="string" calcext:value-type="string">
            <text:p>BRISK</text:p>
          </table:table-cell>
          <table:table-cell table:style-name="ce16" office:value-type="string" calcext:value-type="string">
            <text:p>ORB</text:p>
          </table:table-cell>
          <table:table-cell table:style-name="ce16" office:value-type="string" calcext:value-type="string">
            <text:p>AKAZE</text:p>
          </table:table-cell>
          <table:table-cell table:style-name="ce16" office:value-type="string" calcext:value-type="string">
            <text:p>SIF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2964" calcext:value-type="float">
            <text:p>1.22964</text:p>
          </table:table-cell>
          <table:table-cell office:value-type="float" office:value="0.574613" calcext:value-type="float">
            <text:p>0.574613</text:p>
          </table:table-cell>
          <table:table-cell office:value-type="float" office:value="1.77598" calcext:value-type="float">
            <text:p>1.77598</text:p>
          </table:table-cell>
          <table:table-cell office:value-type="float" office:value="2.54237" calcext:value-type="float">
            <text:p>2.54237</text:p>
          </table:table-cell>
          <table:table-cell office:value-type="float" office:value="1.26142" calcext:value-type="float">
            <text:p>1.26142</text:p>
          </table:table-cell>
          <table:table-cell office:value-type="float" office:value="1.49084" calcext:value-type="float">
            <text:p>1.49084</text:p>
          </table:table-cell>
          <table:table-cell office:value-type="float" office:value="1.19816" calcext:value-type="float">
            <text:p>1.198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4587" calcext:value-type="float">
            <text:p>1.54587</text:p>
          </table:table-cell>
          <table:table-cell office:value-type="float" office:value="0.710911" calcext:value-type="float">
            <text:p>0.710911</text:p>
          </table:table-cell>
          <table:table-cell office:value-type="float" office:value="1.62842" calcext:value-type="float">
            <text:p>1.62842</text:p>
          </table:table-cell>
          <table:table-cell office:value-type="float" office:value="2.25608" calcext:value-type="float">
            <text:p>2.25608</text:p>
          </table:table-cell>
          <table:table-cell office:value-type="float" office:value="1.74997" calcext:value-type="float">
            <text:p>1.74997</text:p>
          </table:table-cell>
          <table:table-cell office:value-type="float" office:value="1.28795" calcext:value-type="float">
            <text:p>1.28795</text:p>
          </table:table-cell>
          <table:table-cell office:value-type="float" office:value="1.30571" calcext:value-type="float">
            <text:p>1.30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6961" calcext:value-type="float">
            <text:p>1.06961</text:p>
          </table:table-cell>
          <table:table-cell office:value-type="float" office:value="1.00172" calcext:value-type="float">
            <text:p>1.00172</text:p>
          </table:table-cell>
          <table:table-cell office:value-type="float" office:value="2.33584" calcext:value-type="float">
            <text:p>2.33584</text:p>
          </table:table-cell>
          <table:table-cell office:value-type="float" office:value="2.37466" calcext:value-type="float">
            <text:p>2.37466</text:p>
          </table:table-cell>
          <table:table-cell office:value-type="float" office:value="0.952443" calcext:value-type="float">
            <text:p>0.952443</text:p>
          </table:table-cell>
          <table:table-cell office:value-type="float" office:value="1.32054" calcext:value-type="float">
            <text:p>1.32054</text:p>
          </table:table-cell>
          <table:table-cell office:value-type="float" office:value="1.79582" calcext:value-type="float">
            <text:p>1.795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8301" calcext:value-type="float">
            <text:p>1.38301</text:p>
          </table:table-cell>
          <table:table-cell office:value-type="float" office:value="0.360183" calcext:value-type="float">
            <text:p>0.360183</text:p>
          </table:table-cell>
          <table:table-cell office:value-type="float" office:value="1.27903" calcext:value-type="float">
            <text:p>1.27903</text:p>
          </table:table-cell>
          <table:table-cell office:value-type="float" office:value="2.22268" calcext:value-type="float">
            <text:p>2.22268</text:p>
          </table:table-cell>
          <table:table-cell office:value-type="float" office:value="1.02759" calcext:value-type="float">
            <text:p>1.02759</text:p>
          </table:table-cell>
          <table:table-cell office:value-type="float" office:value="1.27943" calcext:value-type="float">
            <text:p>1.27943</text:p>
          </table:table-cell>
          <table:table-cell office:value-type="float" office:value="1.37798" calcext:value-type="float">
            <text:p>1.377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2244" calcext:value-type="float">
            <text:p>1.02244</text:p>
          </table:table-cell>
          <table:table-cell office:value-type="float" office:value="1.01474" calcext:value-type="float">
            <text:p>1.01474</text:p>
          </table:table-cell>
          <table:table-cell office:value-type="float" office:value="1.63433" calcext:value-type="float">
            <text:p>1.63433</text:p>
          </table:table-cell>
          <table:table-cell office:value-type="float" office:value="2.68995" calcext:value-type="float">
            <text:p>2.68995</text:p>
          </table:table-cell>
          <table:table-cell office:value-type="float" office:value="2.17914" calcext:value-type="float">
            <text:p>2.17914</text:p>
          </table:table-cell>
          <table:table-cell office:value-type="float" office:value="1.34576" calcext:value-type="float">
            <text:p>1.34576</text:p>
          </table:table-cell>
          <table:table-cell office:value-type="float" office:value="1.46363" calcext:value-type="float">
            <text:p>1.463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7587" calcext:value-type="float">
            <text:p>1.27587</text:p>
          </table:table-cell>
          <table:table-cell office:value-type="float" office:value="0.488702" calcext:value-type="float">
            <text:p>0.488702</text:p>
          </table:table-cell>
          <table:table-cell office:value-type="float" office:value="1.50428" calcext:value-type="float">
            <text:p>1.50428</text:p>
          </table:table-cell>
          <table:table-cell office:value-type="float" office:value="2.27432" calcext:value-type="float">
            <text:p>2.27432</text:p>
          </table:table-cell>
          <table:table-cell office:value-type="float" office:value="1.42912" calcext:value-type="float">
            <text:p>1.42912</text:p>
          </table:table-cell>
          <table:table-cell office:value-type="float" office:value="1.34288" calcext:value-type="float">
            <text:p>1.34288</text:p>
          </table:table-cell>
          <table:table-cell office:value-type="float" office:value="1.46521" calcext:value-type="float">
            <text:p>1.465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21" calcext:value-type="float">
            <text:p>1.021</text:p>
          </table:table-cell>
          <table:table-cell office:value-type="float" office:value="0.532508" calcext:value-type="float">
            <text:p>0.532508</text:p>
          </table:table-cell>
          <table:table-cell office:value-type="float" office:value="1.65088" calcext:value-type="float">
            <text:p>1.65088</text:p>
          </table:table-cell>
          <table:table-cell office:value-type="float" office:value="2.47427" calcext:value-type="float">
            <text:p>2.47427</text:p>
          </table:table-cell>
          <table:table-cell office:value-type="float" office:value="1.49121" calcext:value-type="float">
            <text:p>1.49121</text:p>
          </table:table-cell>
          <table:table-cell office:value-type="float" office:value="1.43362" calcext:value-type="float">
            <text:p>1.43362</text:p>
          </table:table-cell>
          <table:table-cell office:value-type="float" office:value="1.39448" calcext:value-type="float">
            <text:p>1.394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7836" calcext:value-type="float">
            <text:p>1.17836</text:p>
          </table:table-cell>
          <table:table-cell office:value-type="float" office:value="0.640815" calcext:value-type="float">
            <text:p>0.640815</text:p>
          </table:table-cell>
          <table:table-cell office:value-type="float" office:value="1.6653" calcext:value-type="float">
            <text:p>1.6653</text:p>
          </table:table-cell>
          <table:table-cell office:value-type="float" office:value="2.23395" calcext:value-type="float">
            <text:p>2.23395</text:p>
          </table:table-cell>
          <table:table-cell office:value-type="float" office:value="1.46668" calcext:value-type="float">
            <text:p>1.46668</text:p>
          </table:table-cell>
          <table:table-cell office:value-type="float" office:value="1.45051" calcext:value-type="float">
            <text:p>1.45051</text:p>
          </table:table-cell>
          <table:table-cell office:value-type="float" office:value="2.04243" calcext:value-type="float">
            <text:p>2.042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7958" calcext:value-type="float">
            <text:p>1.17958</text:p>
          </table:table-cell>
          <table:table-cell office:value-type="float" office:value="0.387873" calcext:value-type="float">
            <text:p>0.387873</text:p>
          </table:table-cell>
          <table:table-cell office:value-type="float" office:value="1.45662" calcext:value-type="float">
            <text:p>1.45662</text:p>
          </table:table-cell>
          <table:table-cell office:value-type="float" office:value="2.20931" calcext:value-type="float">
            <text:p>2.20931</text:p>
          </table:table-cell>
          <table:table-cell office:value-type="float" office:value="1.15441" calcext:value-type="float">
            <text:p>1.15441</text:p>
          </table:table-cell>
          <table:table-cell office:value-type="float" office:value="1.44046" calcext:value-type="float">
            <text:p>1.44046</text:p>
          </table:table-cell>
          <table:table-cell office:value-type="float" office:value="1.59707" calcext:value-type="float">
            <text:p>1.597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0128" calcext:value-type="float">
            <text:p>1.20128</text:p>
          </table:table-cell>
          <table:table-cell office:value-type="float" office:value="0.96287" calcext:value-type="float">
            <text:p>0.96287</text:p>
          </table:table-cell>
          <table:table-cell office:value-type="float" office:value="1.23937" calcext:value-type="float">
            <text:p>1.23937</text:p>
          </table:table-cell>
          <table:table-cell office:value-type="float" office:value="2.07103" calcext:value-type="float">
            <text:p>2.07103</text:p>
          </table:table-cell>
          <table:table-cell office:value-type="float" office:value="2.68567" calcext:value-type="float">
            <text:p>2.68567</text:p>
          </table:table-cell>
          <table:table-cell office:value-type="float" office:value="1.46422" calcext:value-type="float">
            <text:p>1.46422</text:p>
          </table:table-cell>
          <table:table-cell office:value-type="float" office:value="1.44777" calcext:value-type="float">
            <text:p>1.44777</text:p>
          </table:table-cell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formula="of:=AVERAGE([.B3:.B12])" office:value-type="float" office:value="1.210666" calcext:value-type="float">
            <text:p>1.210666</text:p>
          </table:table-cell>
          <table:table-cell table:formula="of:=AVERAGE([.C3:.C12])" office:value-type="float" office:value="0.6674935" calcext:value-type="float">
            <text:p>0.6674935</text:p>
          </table:table-cell>
          <table:table-cell table:formula="of:=AVERAGE([.D3:.D12])" office:value-type="float" office:value="1.617005" calcext:value-type="float">
            <text:p>1.617005</text:p>
          </table:table-cell>
          <table:table-cell table:formula="of:=AVERAGE([.E3:.E12])" office:value-type="float" office:value="2.334862" calcext:value-type="float">
            <text:p>2.334862</text:p>
          </table:table-cell>
          <table:table-cell table:formula="of:=AVERAGE([.F3:.F12])" office:value-type="float" office:value="1.5397653" calcext:value-type="float">
            <text:p>1.5397653</text:p>
          </table:table-cell>
          <table:table-cell table:formula="of:=AVERAGE([.G3:.G12])" office:value-type="float" office:value="1.385621" calcext:value-type="float">
            <text:p>1.385621</text:p>
          </table:table-cell>
          <table:table-cell table:formula="of:=AVERAGE([.H3:.H12])" office:value-type="float" office:value="1.508826" calcext:value-type="float">
            <text:p>1.508826</text:p>
          </table:table-cell>
        </table:table-row>
        <table:table-row table:style-name="ro1">
          <table:table-cell table:style-name="Default"/>
          <table:table-cell table:style-name="ce8" table:number-columns-repeated="7"/>
        </table:table-row>
        <table:table-row table:style-name="ro1">
          <table:table-cell table:style-name="Default"/>
          <table:table-cell table:style-name="ce16" office:value-type="string" calcext:value-type="string" table:number-columns-spanned="7" table:number-rows-spanned="1">
            <text:p>BRIEF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mages</text:p>
          </table:table-cell>
          <table:table-cell table:style-name="ce16" office:value-type="string" calcext:value-type="string">
            <text:p>SHITOMASI</text:p>
          </table:table-cell>
          <table:table-cell table:style-name="ce16" office:value-type="string" calcext:value-type="string">
            <text:p>HARRIS</text:p>
          </table:table-cell>
          <table:table-cell table:style-name="ce16" office:value-type="string" calcext:value-type="string">
            <text:p>FAST</text:p>
          </table:table-cell>
          <table:table-cell table:style-name="ce16" office:value-type="string" calcext:value-type="string">
            <text:p>BRISK</text:p>
          </table:table-cell>
          <table:table-cell table:style-name="ce16" office:value-type="string" calcext:value-type="string">
            <text:p>ORB</text:p>
          </table:table-cell>
          <table:table-cell table:style-name="ce16" office:value-type="string" calcext:value-type="string">
            <text:p>AKAZE</text:p>
          </table:table-cell>
          <table:table-cell table:style-name="ce16" office:value-type="string" calcext:value-type="string">
            <text:p>SIF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4706" calcext:value-type="float">
            <text:p>0.584706</text:p>
          </table:table-cell>
          <table:table-cell office:value-type="float" office:value="0.248866" calcext:value-type="float">
            <text:p>0.248866</text:p>
          </table:table-cell>
          <table:table-cell office:value-type="float" office:value="1.70563" calcext:value-type="float">
            <text:p>1.70563</text:p>
          </table:table-cell>
          <table:table-cell office:value-type="float" office:value="1.01267" calcext:value-type="float">
            <text:p>1.01267</text:p>
          </table:table-cell>
          <table:table-cell office:value-type="float" office:value="0.781427" calcext:value-type="float">
            <text:p>0.781427</text:p>
          </table:table-cell>
          <table:table-cell office:value-type="float" office:value="0.522953" calcext:value-type="float">
            <text:p>0.522953</text:p>
          </table:table-cell>
          <table:table-cell office:value-type="float" office:value="0.493014" calcext:value-type="float">
            <text:p>0.493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8309" calcext:value-type="float">
            <text:p>1.08309</text:p>
          </table:table-cell>
          <table:table-cell office:value-type="float" office:value="0.6277" calcext:value-type="float">
            <text:p>0.6277</text:p>
          </table:table-cell>
          <table:table-cell office:value-type="float" office:value="0.907265" calcext:value-type="float">
            <text:p>0.907265</text:p>
          </table:table-cell>
          <table:table-cell office:value-type="float" office:value="0.63789" calcext:value-type="float">
            <text:p>0.63789</text:p>
          </table:table-cell>
          <table:table-cell office:value-type="float" office:value="0.343876" calcext:value-type="float">
            <text:p>0.343876</text:p>
          </table:table-cell>
          <table:table-cell office:value-type="float" office:value="0.468717" calcext:value-type="float">
            <text:p>0.468717</text:p>
          </table:table-cell>
          <table:table-cell office:value-type="float" office:value="0.883418" calcext:value-type="float">
            <text:p>0.8834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31051" calcext:value-type="float">
            <text:p>0.431051</text:p>
          </table:table-cell>
          <table:table-cell office:value-type="float" office:value="0.392652" calcext:value-type="float">
            <text:p>0.392652</text:p>
          </table:table-cell>
          <table:table-cell office:value-type="float" office:value="1.40942" calcext:value-type="float">
            <text:p>1.40942</text:p>
          </table:table-cell>
          <table:table-cell office:value-type="float" office:value="0.610014" calcext:value-type="float">
            <text:p>0.610014</text:p>
          </table:table-cell>
          <table:table-cell office:value-type="float" office:value="0.520927" calcext:value-type="float">
            <text:p>0.520927</text:p>
          </table:table-cell>
          <table:table-cell office:value-type="float" office:value="0.46561" calcext:value-type="float">
            <text:p>0.46561</text:p>
          </table:table-cell>
          <table:table-cell office:value-type="float" office:value="0.818659" calcext:value-type="float">
            <text:p>0.8186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1569" calcext:value-type="float">
            <text:p>0.351569</text:p>
          </table:table-cell>
          <table:table-cell office:value-type="float" office:value="0.303144" calcext:value-type="float">
            <text:p>0.303144</text:p>
          </table:table-cell>
          <table:table-cell office:value-type="float" office:value="0.546432" calcext:value-type="float">
            <text:p>0.546432</text:p>
          </table:table-cell>
          <table:table-cell office:value-type="float" office:value="0.56818" calcext:value-type="float">
            <text:p>0.56818</text:p>
          </table:table-cell>
          <table:table-cell office:value-type="float" office:value="0.531856" calcext:value-type="float">
            <text:p>0.531856</text:p>
          </table:table-cell>
          <table:table-cell office:value-type="float" office:value="0.462777" calcext:value-type="float">
            <text:p>0.462777</text:p>
          </table:table-cell>
          <table:table-cell office:value-type="float" office:value="1.01293" calcext:value-type="float">
            <text:p>1.012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3741" calcext:value-type="float">
            <text:p>0.73741</text:p>
          </table:table-cell>
          <table:table-cell office:value-type="float" office:value="0.361281" calcext:value-type="float">
            <text:p>0.361281</text:p>
          </table:table-cell>
          <table:table-cell office:value-type="float" office:value="0.764765" calcext:value-type="float">
            <text:p>0.764765</text:p>
          </table:table-cell>
          <table:table-cell office:value-type="float" office:value="0.602044" calcext:value-type="float">
            <text:p>0.602044</text:p>
          </table:table-cell>
          <table:table-cell office:value-type="float" office:value="0.566828" calcext:value-type="float">
            <text:p>0.566828</text:p>
          </table:table-cell>
          <table:table-cell office:value-type="float" office:value="0.47584" calcext:value-type="float">
            <text:p>0.47584</text:p>
          </table:table-cell>
          <table:table-cell office:value-type="float" office:value="0.953862" calcext:value-type="float">
            <text:p>0.9538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00055" calcext:value-type="float">
            <text:p>0.600055</text:p>
          </table:table-cell>
          <table:table-cell office:value-type="float" office:value="0.365101" calcext:value-type="float">
            <text:p>0.365101</text:p>
          </table:table-cell>
          <table:table-cell office:value-type="float" office:value="1.05984" calcext:value-type="float">
            <text:p>1.05984</text:p>
          </table:table-cell>
          <table:table-cell office:value-type="float" office:value="0.588991" calcext:value-type="float">
            <text:p>0.588991</text:p>
          </table:table-cell>
          <table:table-cell office:value-type="float" office:value="0.730203" calcext:value-type="float">
            <text:p>0.730203</text:p>
          </table:table-cell>
          <table:table-cell office:value-type="float" office:value="0.483409" calcext:value-type="float">
            <text:p>0.483409</text:p>
          </table:table-cell>
          <table:table-cell office:value-type="float" office:value="0.932788" calcext:value-type="float">
            <text:p>0.9327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665" calcext:value-type="float">
            <text:p>0.57665</text:p>
          </table:table-cell>
          <table:table-cell office:value-type="float" office:value="0.247408" calcext:value-type="float">
            <text:p>0.247408</text:p>
          </table:table-cell>
          <table:table-cell office:value-type="float" office:value="1.94826" calcext:value-type="float">
            <text:p>1.94826</text:p>
          </table:table-cell>
          <table:table-cell office:value-type="float" office:value="0.610806" calcext:value-type="float">
            <text:p>0.610806</text:p>
          </table:table-cell>
          <table:table-cell office:value-type="float" office:value="0.74262" calcext:value-type="float">
            <text:p>0.74262</text:p>
          </table:table-cell>
          <table:table-cell office:value-type="float" office:value="0.477961" calcext:value-type="float">
            <text:p>0.477961</text:p>
          </table:table-cell>
          <table:table-cell office:value-type="float" office:value="0.95924" calcext:value-type="float">
            <text:p>0.959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90741" calcext:value-type="float">
            <text:p>0.790741</text:p>
          </table:table-cell>
          <table:table-cell office:value-type="float" office:value="0.398841" calcext:value-type="float">
            <text:p>0.398841</text:p>
          </table:table-cell>
          <table:table-cell office:value-type="float" office:value="2.13949" calcext:value-type="float">
            <text:p>2.13949</text:p>
          </table:table-cell>
          <table:table-cell office:value-type="float" office:value="0.577263" calcext:value-type="float">
            <text:p>0.577263</text:p>
          </table:table-cell>
          <table:table-cell office:value-type="float" office:value="0.542636" calcext:value-type="float">
            <text:p>0.542636</text:p>
          </table:table-cell>
          <table:table-cell office:value-type="float" office:value="0.832109" calcext:value-type="float">
            <text:p>0.832109</text:p>
          </table:table-cell>
          <table:table-cell office:value-type="float" office:value="0.994337" calcext:value-type="float">
            <text:p>0.9943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0973" calcext:value-type="float">
            <text:p>0.380973</text:p>
          </table:table-cell>
          <table:table-cell office:value-type="float" office:value="0.216509" calcext:value-type="float">
            <text:p>0.216509</text:p>
          </table:table-cell>
          <table:table-cell office:value-type="float" office:value="0.929923" calcext:value-type="float">
            <text:p>0.929923</text:p>
          </table:table-cell>
          <table:table-cell office:value-type="float" office:value="0.540641" calcext:value-type="float">
            <text:p>0.540641</text:p>
          </table:table-cell>
          <table:table-cell office:value-type="float" office:value="0.439995" calcext:value-type="float">
            <text:p>0.439995</text:p>
          </table:table-cell>
          <table:table-cell office:value-type="float" office:value="0.835277" calcext:value-type="float">
            <text:p>0.835277</text:p>
          </table:table-cell>
          <table:table-cell office:value-type="float" office:value="1.05891" calcext:value-type="float">
            <text:p>1.058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44832" calcext:value-type="float">
            <text:p>0.344832</text:p>
          </table:table-cell>
          <table:table-cell office:value-type="float" office:value="0.201172" calcext:value-type="float">
            <text:p>0.201172</text:p>
          </table:table-cell>
          <table:table-cell office:value-type="float" office:value="0.563658" calcext:value-type="float">
            <text:p>0.563658</text:p>
          </table:table-cell>
          <table:table-cell office:value-type="float" office:value="0.539037" calcext:value-type="float">
            <text:p>0.539037</text:p>
          </table:table-cell>
          <table:table-cell office:value-type="float" office:value="0.368358" calcext:value-type="float">
            <text:p>0.368358</text:p>
          </table:table-cell>
          <table:table-cell office:value-type="float" office:value="0.501865" calcext:value-type="float">
            <text:p>0.501865</text:p>
          </table:table-cell>
          <table:table-cell office:value-type="float" office:value="0.919928" calcext:value-type="float">
            <text:p>0.919928</text:p>
          </table:table-cell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formula="of:=AVERAGE([.B17:.B26])" office:value-type="float" office:value="0.5881077" calcext:value-type="float">
            <text:p>0.5881077</text:p>
          </table:table-cell>
          <table:table-cell table:formula="of:=AVERAGE([.C17:.C26])" office:value-type="float" office:value="0.3362674" calcext:value-type="float">
            <text:p>0.3362674</text:p>
          </table:table-cell>
          <table:table-cell table:formula="of:=AVERAGE([.D17:.D26])" office:value-type="float" office:value="1.1974683" calcext:value-type="float">
            <text:p>1.1974683</text:p>
          </table:table-cell>
          <table:table-cell table:formula="of:=AVERAGE([.E17:.E26])" office:value-type="float" office:value="0.6287536" calcext:value-type="float">
            <text:p>0.6287536</text:p>
          </table:table-cell>
          <table:table-cell table:formula="of:=AVERAGE([.F17:.F26])" office:value-type="float" office:value="0.5568726" calcext:value-type="float">
            <text:p>0.5568726</text:p>
          </table:table-cell>
          <table:table-cell table:formula="of:=AVERAGE([.G17:.G26])" office:value-type="float" office:value="0.5526518" calcext:value-type="float">
            <text:p>0.5526518</text:p>
          </table:table-cell>
          <table:table-cell table:formula="of:=AVERAGE([.H17:.H26])" office:value-type="float" office:value="0.9027086" calcext:value-type="float">
            <text:p>0.9027086</text:p>
          </table:table-cell>
        </table:table-row>
        <table:table-row table:style-name="ro1">
          <table:table-cell table:style-name="Default"/>
          <table:table-cell table:style-name="ce8" table:number-columns-repeated="7"/>
        </table:table-row>
        <table:table-row table:style-name="ro1">
          <table:table-cell table:style-name="Default"/>
          <table:table-cell table:style-name="ce16" office:value-type="string" calcext:value-type="string" table:number-columns-spanned="7" table:number-rows-spanned="1">
            <text:p>ORB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mages</text:p>
          </table:table-cell>
          <table:table-cell table:style-name="ce16" office:value-type="string" calcext:value-type="string">
            <text:p>SHITOMASI</text:p>
          </table:table-cell>
          <table:table-cell table:style-name="ce16" office:value-type="string" calcext:value-type="string">
            <text:p>HARRIS</text:p>
          </table:table-cell>
          <table:table-cell table:style-name="ce16" office:value-type="string" calcext:value-type="string">
            <text:p>FAST</text:p>
          </table:table-cell>
          <table:table-cell table:style-name="ce16" office:value-type="string" calcext:value-type="string">
            <text:p>BRISK</text:p>
          </table:table-cell>
          <table:table-cell table:style-name="ce16" office:value-type="string" calcext:value-type="string">
            <text:p>ORB</text:p>
          </table:table-cell>
          <table:table-cell table:style-name="ce16" office:value-type="string" calcext:value-type="string">
            <text:p>AKAZE</text:p>
          </table:table-cell>
          <table:table-cell table:style-name="ce16" office:value-type="string" calcext:value-type="string">
            <text:p>SIF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9545" calcext:value-type="float">
            <text:p>2.49545</text:p>
          </table:table-cell>
          <table:table-cell office:value-type="float" office:value="2.23094" calcext:value-type="float">
            <text:p>2.23094</text:p>
          </table:table-cell>
          <table:table-cell office:value-type="float" office:value="3.0357" calcext:value-type="float">
            <text:p>3.0357</text:p>
          </table:table-cell>
          <table:table-cell office:value-type="float" office:value="8.27385" calcext:value-type="float">
            <text:p>8.27385</text:p>
          </table:table-cell>
          <table:table-cell office:value-type="float" office:value="9.66838" calcext:value-type="float">
            <text:p>9.66838</text:p>
          </table:table-cell>
          <table:table-cell office:value-type="float" office:value="6.65092" calcext:value-type="float">
            <text:p>6.65092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0602" calcext:value-type="float">
            <text:p>2.30602</text:p>
          </table:table-cell>
          <table:table-cell office:value-type="float" office:value="2.21439" calcext:value-type="float">
            <text:p>2.21439</text:p>
          </table:table-cell>
          <table:table-cell office:value-type="float" office:value="2.89048" calcext:value-type="float">
            <text:p>2.89048</text:p>
          </table:table-cell>
          <table:table-cell office:value-type="float" office:value="7.76418" calcext:value-type="float">
            <text:p>7.76418</text:p>
          </table:table-cell>
          <table:table-cell office:value-type="float" office:value="9.08844" calcext:value-type="float">
            <text:p>9.08844</text:p>
          </table:table-cell>
          <table:table-cell office:value-type="float" office:value="6.71507" calcext:value-type="float">
            <text:p>6.71507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48945" calcext:value-type="float">
            <text:p>4.48945</text:p>
          </table:table-cell>
          <table:table-cell office:value-type="float" office:value="2.72079" calcext:value-type="float">
            <text:p>2.72079</text:p>
          </table:table-cell>
          <table:table-cell office:value-type="float" office:value="8.27242" calcext:value-type="float">
            <text:p>8.27242</text:p>
          </table:table-cell>
          <table:table-cell office:value-type="float" office:value="8.14923" calcext:value-type="float">
            <text:p>8.14923</text:p>
          </table:table-cell>
          <table:table-cell office:value-type="float" office:value="8.92048" calcext:value-type="float">
            <text:p>8.92048</text:p>
          </table:table-cell>
          <table:table-cell office:value-type="float" office:value="6.34447" calcext:value-type="float">
            <text:p>6.34447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14682" calcext:value-type="float">
            <text:p>4.14682</text:p>
          </table:table-cell>
          <table:table-cell office:value-type="float" office:value="2.08693" calcext:value-type="float">
            <text:p>2.08693</text:p>
          </table:table-cell>
          <table:table-cell office:value-type="float" office:value="2.70031" calcext:value-type="float">
            <text:p>2.70031</text:p>
          </table:table-cell>
          <table:table-cell office:value-type="float" office:value="7.83218" calcext:value-type="float">
            <text:p>7.83218</text:p>
          </table:table-cell>
          <table:table-cell office:value-type="float" office:value="9.86518" calcext:value-type="float">
            <text:p>9.86518</text:p>
          </table:table-cell>
          <table:table-cell office:value-type="float" office:value="6.33152" calcext:value-type="float">
            <text:p>6.33152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27332" calcext:value-type="float">
            <text:p>4.27332</text:p>
          </table:table-cell>
          <table:table-cell office:value-type="float" office:value="4.14408" calcext:value-type="float">
            <text:p>4.14408</text:p>
          </table:table-cell>
          <table:table-cell office:value-type="float" office:value="2.97699" calcext:value-type="float">
            <text:p>2.97699</text:p>
          </table:table-cell>
          <table:table-cell office:value-type="float" office:value="8.07623" calcext:value-type="float">
            <text:p>8.07623</text:p>
          </table:table-cell>
          <table:table-cell office:value-type="float" office:value="8.89852" calcext:value-type="float">
            <text:p>8.89852</text:p>
          </table:table-cell>
          <table:table-cell office:value-type="float" office:value="6.45152" calcext:value-type="float">
            <text:p>6.45152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09069" calcext:value-type="float">
            <text:p>4.09069</text:p>
          </table:table-cell>
          <table:table-cell office:value-type="float" office:value="4.02626" calcext:value-type="float">
            <text:p>4.02626</text:p>
          </table:table-cell>
          <table:table-cell office:value-type="float" office:value="11.372" calcext:value-type="float">
            <text:p>11.372</text:p>
          </table:table-cell>
          <table:table-cell office:value-type="float" office:value="7.83864" calcext:value-type="float">
            <text:p>7.83864</text:p>
          </table:table-cell>
          <table:table-cell office:value-type="float" office:value="9.34571" calcext:value-type="float">
            <text:p>9.34571</text:p>
          </table:table-cell>
          <table:table-cell office:value-type="float" office:value="6.34781" calcext:value-type="float">
            <text:p>6.34781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18114" calcext:value-type="float">
            <text:p>4.18114</text:p>
          </table:table-cell>
          <table:table-cell office:value-type="float" office:value="4.3008" calcext:value-type="float">
            <text:p>4.3008</text:p>
          </table:table-cell>
          <table:table-cell office:value-type="float" office:value="3.18291" calcext:value-type="float">
            <text:p>3.18291</text:p>
          </table:table-cell>
          <table:table-cell office:value-type="float" office:value="7.89788" calcext:value-type="float">
            <text:p>7.89788</text:p>
          </table:table-cell>
          <table:table-cell office:value-type="float" office:value="9.51163" calcext:value-type="float">
            <text:p>9.51163</text:p>
          </table:table-cell>
          <table:table-cell office:value-type="float" office:value="6.10738" calcext:value-type="float">
            <text:p>6.10738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03467" calcext:value-type="float">
            <text:p>4.03467</text:p>
          </table:table-cell>
          <table:table-cell office:value-type="float" office:value="2.13729" calcext:value-type="float">
            <text:p>2.13729</text:p>
          </table:table-cell>
          <table:table-cell office:value-type="float" office:value="3.08784" calcext:value-type="float">
            <text:p>3.08784</text:p>
          </table:table-cell>
          <table:table-cell office:value-type="float" office:value="8.0236" calcext:value-type="float">
            <text:p>8.0236</text:p>
          </table:table-cell>
          <table:table-cell office:value-type="float" office:value="8.97811" calcext:value-type="float">
            <text:p>8.97811</text:p>
          </table:table-cell>
          <table:table-cell office:value-type="float" office:value="6.77792" calcext:value-type="float">
            <text:p>6.77792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11587" calcext:value-type="float">
            <text:p>4.11587</text:p>
          </table:table-cell>
          <table:table-cell office:value-type="float" office:value="2.26425" calcext:value-type="float">
            <text:p>2.26425</text:p>
          </table:table-cell>
          <table:table-cell office:value-type="float" office:value="3.06874" calcext:value-type="float">
            <text:p>3.06874</text:p>
          </table:table-cell>
          <table:table-cell office:value-type="float" office:value="7.86429" calcext:value-type="float">
            <text:p>7.86429</text:p>
          </table:table-cell>
          <table:table-cell office:value-type="float" office:value="11.3054" calcext:value-type="float">
            <text:p>11.3054</text:p>
          </table:table-cell>
          <table:table-cell office:value-type="float" office:value="6.13005" calcext:value-type="float">
            <text:p>6.13005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03466" calcext:value-type="float">
            <text:p>3.03466</text:p>
          </table:table-cell>
          <table:table-cell office:value-type="float" office:value="4.56942" calcext:value-type="float">
            <text:p>4.56942</text:p>
          </table:table-cell>
          <table:table-cell office:value-type="float" office:value="3.38925" calcext:value-type="float">
            <text:p>3.38925</text:p>
          </table:table-cell>
          <table:table-cell office:value-type="float" office:value="7.85204" calcext:value-type="float">
            <text:p>7.85204</text:p>
          </table:table-cell>
          <table:table-cell office:value-type="float" office:value="12.0867" calcext:value-type="float">
            <text:p>12.0867</text:p>
          </table:table-cell>
          <table:table-cell office:value-type="float" office:value="6.33618" calcext:value-type="float">
            <text:p>6.33618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formula="of:=AVERAGE([.B31:.B40])" office:value-type="float" office:value="3.716809" calcext:value-type="float">
            <text:p>3.716809</text:p>
          </table:table-cell>
          <table:table-cell table:formula="of:=AVERAGE([.C31:.C40])" office:value-type="float" office:value="3.069515" calcext:value-type="float">
            <text:p>3.069515</text:p>
          </table:table-cell>
          <table:table-cell table:formula="of:=AVERAGE([.D31:.D40])" office:value-type="float" office:value="4.397664" calcext:value-type="float">
            <text:p>4.397664</text:p>
          </table:table-cell>
          <table:table-cell table:formula="of:=AVERAGE([.E31:.E40])" office:value-type="float" office:value="7.957212" calcext:value-type="float">
            <text:p>7.957212</text:p>
          </table:table-cell>
          <table:table-cell table:formula="of:=AVERAGE([.F31:.F40])" office:value-type="float" office:value="9.766855" calcext:value-type="float">
            <text:p>9.766855</text:p>
          </table:table-cell>
          <table:table-cell table:formula="of:=AVERAGE([.G31:.G40])" office:value-type="float" office:value="6.419284" calcext:value-type="float">
            <text:p>6.419284</text:p>
          </table:table-cell>
          <table:table-cell table:style-name="ce8" office:value-type="string" calcext:value-type="string">
            <text:p>ERROR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style-name="ce16" office:value-type="string" calcext:value-type="string" table:number-columns-spanned="7" table:number-rows-spanned="1">
            <text:p>FREAK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mages</text:p>
          </table:table-cell>
          <table:table-cell table:style-name="ce16" office:value-type="string" calcext:value-type="string">
            <text:p>SHITOMASI</text:p>
          </table:table-cell>
          <table:table-cell table:style-name="ce16" office:value-type="string" calcext:value-type="string">
            <text:p>HARRIS</text:p>
          </table:table-cell>
          <table:table-cell table:style-name="ce16" office:value-type="string" calcext:value-type="string">
            <text:p>FAST</text:p>
          </table:table-cell>
          <table:table-cell table:style-name="ce16" office:value-type="string" calcext:value-type="string">
            <text:p>BRISK</text:p>
          </table:table-cell>
          <table:table-cell table:style-name="ce16" office:value-type="string" calcext:value-type="string">
            <text:p>ORB</text:p>
          </table:table-cell>
          <table:table-cell table:style-name="ce16" office:value-type="string" calcext:value-type="string">
            <text:p>AKAZE</text:p>
          </table:table-cell>
          <table:table-cell table:style-name="ce16" office:value-type="string" calcext:value-type="string">
            <text:p>SIF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.1592" calcext:value-type="float">
            <text:p>25.1592</text:p>
          </table:table-cell>
          <table:table-cell office:value-type="float" office:value="21.4089" calcext:value-type="float">
            <text:p>21.4089</text:p>
          </table:table-cell>
          <table:table-cell office:value-type="float" office:value="23.5907" calcext:value-type="float">
            <text:p>23.5907</text:p>
          </table:table-cell>
          <table:table-cell office:value-type="float" office:value="23.0258" calcext:value-type="float">
            <text:p>23.0258</text:p>
          </table:table-cell>
          <table:table-cell office:value-type="float" office:value="22.1559" calcext:value-type="float">
            <text:p>22.1559</text:p>
          </table:table-cell>
          <table:table-cell office:value-type="float" office:value="20.8423" calcext:value-type="float">
            <text:p>20.8423</text:p>
          </table:table-cell>
          <table:table-cell office:value-type="float" office:value="21.4401" calcext:value-type="float">
            <text:p>21.44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1569" calcext:value-type="float">
            <text:p>21.1569</text:p>
          </table:table-cell>
          <table:table-cell office:value-type="float" office:value="23.0049" calcext:value-type="float">
            <text:p>23.0049</text:p>
          </table:table-cell>
          <table:table-cell office:value-type="float" office:value="23.0275" calcext:value-type="float">
            <text:p>23.0275</text:p>
          </table:table-cell>
          <table:table-cell office:value-type="float" office:value="22.8627" calcext:value-type="float">
            <text:p>22.8627</text:p>
          </table:table-cell>
          <table:table-cell office:value-type="float" office:value="21.8889" calcext:value-type="float">
            <text:p>21.8889</text:p>
          </table:table-cell>
          <table:table-cell office:value-type="float" office:value="22.6499" calcext:value-type="float">
            <text:p>22.6499</text:p>
          </table:table-cell>
          <table:table-cell office:value-type="float" office:value="22.3694" calcext:value-type="float">
            <text:p>22.36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7445" calcext:value-type="float">
            <text:p>21.7445</text:p>
          </table:table-cell>
          <table:table-cell office:value-type="float" office:value="20.8221" calcext:value-type="float">
            <text:p>20.8221</text:p>
          </table:table-cell>
          <table:table-cell office:value-type="float" office:value="23.3693" calcext:value-type="float">
            <text:p>23.3693</text:p>
          </table:table-cell>
          <table:table-cell office:value-type="float" office:value="22.007" calcext:value-type="float">
            <text:p>22.007</text:p>
          </table:table-cell>
          <table:table-cell office:value-type="float" office:value="21.6657" calcext:value-type="float">
            <text:p>21.6657</text:p>
          </table:table-cell>
          <table:table-cell office:value-type="float" office:value="21.2871" calcext:value-type="float">
            <text:p>21.2871</text:p>
          </table:table-cell>
          <table:table-cell office:value-type="float" office:value="23.4552" calcext:value-type="float">
            <text:p>23.45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6168" calcext:value-type="float">
            <text:p>20.6168</text:p>
          </table:table-cell>
          <table:table-cell office:value-type="float" office:value="19.8304" calcext:value-type="float">
            <text:p>19.8304</text:p>
          </table:table-cell>
          <table:table-cell office:value-type="float" office:value="21.3906" calcext:value-type="float">
            <text:p>21.3906</text:p>
          </table:table-cell>
          <table:table-cell office:value-type="float" office:value="21.0423" calcext:value-type="float">
            <text:p>21.0423</text:p>
          </table:table-cell>
          <table:table-cell office:value-type="float" office:value="20.9821" calcext:value-type="float">
            <text:p>20.9821</text:p>
          </table:table-cell>
          <table:table-cell office:value-type="float" office:value="22.3603" calcext:value-type="float">
            <text:p>22.3603</text:p>
          </table:table-cell>
          <table:table-cell office:value-type="float" office:value="23.4989" calcext:value-type="float">
            <text:p>23.49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.9634" calcext:value-type="float">
            <text:p>27.9634</text:p>
          </table:table-cell>
          <table:table-cell office:value-type="float" office:value="20.589" calcext:value-type="float">
            <text:p>20.589</text:p>
          </table:table-cell>
          <table:table-cell office:value-type="float" office:value="44.6618" calcext:value-type="float">
            <text:p>44.6618</text:p>
          </table:table-cell>
          <table:table-cell office:value-type="float" office:value="20.8297" calcext:value-type="float">
            <text:p>20.8297</text:p>
          </table:table-cell>
          <table:table-cell office:value-type="float" office:value="36.3312" calcext:value-type="float">
            <text:p>36.3312</text:p>
          </table:table-cell>
          <table:table-cell office:value-type="float" office:value="22.1074" calcext:value-type="float">
            <text:p>22.1074</text:p>
          </table:table-cell>
          <table:table-cell office:value-type="float" office:value="24.5618" calcext:value-type="float">
            <text:p>24.56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.1081" calcext:value-type="float">
            <text:p>30.1081</text:p>
          </table:table-cell>
          <table:table-cell office:value-type="float" office:value="19.6797" calcext:value-type="float">
            <text:p>19.6797</text:p>
          </table:table-cell>
          <table:table-cell office:value-type="float" office:value="40.9698" calcext:value-type="float">
            <text:p>40.9698</text:p>
          </table:table-cell>
          <table:table-cell office:value-type="float" office:value="20.9583" calcext:value-type="float">
            <text:p>20.9583</text:p>
          </table:table-cell>
          <table:table-cell office:value-type="float" office:value="29.4965" calcext:value-type="float">
            <text:p>29.4965</text:p>
          </table:table-cell>
          <table:table-cell office:value-type="float" office:value="20.043" calcext:value-type="float">
            <text:p>20.043</text:p>
          </table:table-cell>
          <table:table-cell office:value-type="float" office:value="28.0745" calcext:value-type="float">
            <text:p>28.07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.415" calcext:value-type="float">
            <text:p>30.415</text:p>
          </table:table-cell>
          <table:table-cell office:value-type="float" office:value="28.6103" calcext:value-type="float">
            <text:p>28.6103</text:p>
          </table:table-cell>
          <table:table-cell office:value-type="float" office:value="21.3874" calcext:value-type="float">
            <text:p>21.3874</text:p>
          </table:table-cell>
          <table:table-cell office:value-type="float" office:value="21.5293" calcext:value-type="float">
            <text:p>21.5293</text:p>
          </table:table-cell>
          <table:table-cell office:value-type="float" office:value="32.6678" calcext:value-type="float">
            <text:p>32.6678</text:p>
          </table:table-cell>
          <table:table-cell office:value-type="float" office:value="20.3128" calcext:value-type="float">
            <text:p>20.3128</text:p>
          </table:table-cell>
          <table:table-cell office:value-type="float" office:value="25.1893" calcext:value-type="float">
            <text:p>25.18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94" calcext:value-type="float">
            <text:p>27.94</text:p>
          </table:table-cell>
          <table:table-cell office:value-type="float" office:value="22.1601" calcext:value-type="float">
            <text:p>22.1601</text:p>
          </table:table-cell>
          <table:table-cell office:value-type="float" office:value="45.9301" calcext:value-type="float">
            <text:p>45.9301</text:p>
          </table:table-cell>
          <table:table-cell office:value-type="float" office:value="21.1963" calcext:value-type="float">
            <text:p>21.1963</text:p>
          </table:table-cell>
          <table:table-cell office:value-type="float" office:value="32.2889" calcext:value-type="float">
            <text:p>32.2889</text:p>
          </table:table-cell>
          <table:table-cell office:value-type="float" office:value="20.8933" calcext:value-type="float">
            <text:p>20.8933</text:p>
          </table:table-cell>
          <table:table-cell office:value-type="float" office:value="27.0527" calcext:value-type="float">
            <text:p>27.05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.1508" calcext:value-type="float">
            <text:p>28.1508</text:p>
          </table:table-cell>
          <table:table-cell office:value-type="float" office:value="20.0729" calcext:value-type="float">
            <text:p>20.0729</text:p>
          </table:table-cell>
          <table:table-cell office:value-type="float" office:value="44.3399" calcext:value-type="float">
            <text:p>44.3399</text:p>
          </table:table-cell>
          <table:table-cell office:value-type="float" office:value="21.4416" calcext:value-type="float">
            <text:p>21.4416</text:p>
          </table:table-cell>
          <table:table-cell office:value-type="float" office:value="20.6089" calcext:value-type="float">
            <text:p>20.6089</text:p>
          </table:table-cell>
          <table:table-cell office:value-type="float" office:value="20.5377" calcext:value-type="float">
            <text:p>20.5377</text:p>
          </table:table-cell>
          <table:table-cell office:value-type="float" office:value="27.5888" calcext:value-type="float">
            <text:p>27.58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1674" calcext:value-type="float">
            <text:p>21.1674</text:p>
          </table:table-cell>
          <table:table-cell office:value-type="float" office:value="19.4351" calcext:value-type="float">
            <text:p>19.4351</text:p>
          </table:table-cell>
          <table:table-cell office:value-type="float" office:value="42.8078" calcext:value-type="float">
            <text:p>42.8078</text:p>
          </table:table-cell>
          <table:table-cell office:value-type="float" office:value="20.9104" calcext:value-type="float">
            <text:p>20.9104</text:p>
          </table:table-cell>
          <table:table-cell office:value-type="float" office:value="22.4266" calcext:value-type="float">
            <text:p>22.4266</text:p>
          </table:table-cell>
          <table:table-cell office:value-type="float" office:value="20.6183" calcext:value-type="float">
            <text:p>20.6183</text:p>
          </table:table-cell>
          <table:table-cell office:value-type="float" office:value="24.5559" calcext:value-type="float">
            <text:p>24.5559</text:p>
          </table:table-cell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formula="of:=AVERAGE([.B45:.B54])" office:value-type="float" office:value="25.44221" calcext:value-type="float">
            <text:p>25.44221</text:p>
          </table:table-cell>
          <table:table-cell table:formula="of:=AVERAGE([.C45:.C54])" office:value-type="float" office:value="21.56134" calcext:value-type="float">
            <text:p>21.56134</text:p>
          </table:table-cell>
          <table:table-cell table:formula="of:=AVERAGE([.D45:.D54])" office:value-type="float" office:value="33.14749" calcext:value-type="float">
            <text:p>33.14749</text:p>
          </table:table-cell>
          <table:table-cell table:formula="of:=AVERAGE([.E45:.E54])" office:value-type="float" office:value="21.58034" calcext:value-type="float">
            <text:p>21.58034</text:p>
          </table:table-cell>
          <table:table-cell table:formula="of:=AVERAGE([.F45:.F54])" office:value-type="float" office:value="26.05125" calcext:value-type="float">
            <text:p>26.05125</text:p>
          </table:table-cell>
          <table:table-cell table:formula="of:=AVERAGE([.G45:.G54])" office:value-type="float" office:value="21.16521" calcext:value-type="float">
            <text:p>21.16521</text:p>
          </table:table-cell>
          <table:table-cell table:formula="of:=AVERAGE([.H45:.H54])" office:value-type="float" office:value="24.77866" calcext:value-type="float">
            <text:p>24.77866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style-name="ce16" office:value-type="string" calcext:value-type="string" table:number-columns-spanned="7" table:number-rows-spanned="1">
            <text:p>AKAZE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mages</text:p>
          </table:table-cell>
          <table:table-cell table:style-name="ce16" office:value-type="string" calcext:value-type="string">
            <text:p>SHITOMASI</text:p>
          </table:table-cell>
          <table:table-cell table:style-name="ce16" office:value-type="string" calcext:value-type="string">
            <text:p>HARRIS</text:p>
          </table:table-cell>
          <table:table-cell table:style-name="ce16" office:value-type="string" calcext:value-type="string">
            <text:p>FAST</text:p>
          </table:table-cell>
          <table:table-cell table:style-name="ce16" office:value-type="string" calcext:value-type="string">
            <text:p>BRISK</text:p>
          </table:table-cell>
          <table:table-cell table:style-name="ce16" office:value-type="string" calcext:value-type="string">
            <text:p>ORB</text:p>
          </table:table-cell>
          <table:table-cell table:style-name="ce16" office:value-type="string" calcext:value-type="string">
            <text:p>AKAZE</text:p>
          </table:table-cell>
          <table:table-cell table:style-name="ce16" office:value-type="string" calcext:value-type="string">
            <text:p>SIF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ERROR</text:p>
          </table:table-cell>
          <table:table-cell office:value-type="float" office:value="40.5987" calcext:value-type="float">
            <text:p>40.5987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ERROR</text:p>
          </table:table-cell>
          <table:table-cell office:value-type="float" office:value="44.7046" calcext:value-type="float">
            <text:p>44.7046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ERROR</text:p>
          </table:table-cell>
          <table:table-cell office:value-type="float" office:value="42.492" calcext:value-type="float">
            <text:p>42.492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ERROR</text:p>
          </table:table-cell>
          <table:table-cell office:value-type="float" office:value="44.6228" calcext:value-type="float">
            <text:p>44.6228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ERROR</text:p>
          </table:table-cell>
          <table:table-cell office:value-type="float" office:value="49.9123" calcext:value-type="float">
            <text:p>49.9123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ERROR</text:p>
          </table:table-cell>
          <table:table-cell office:value-type="float" office:value="42.0613" calcext:value-type="float">
            <text:p>42.0613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ERROR</text:p>
          </table:table-cell>
          <table:table-cell office:value-type="float" office:value="59.2423" calcext:value-type="float">
            <text:p>59.2423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ERROR</text:p>
          </table:table-cell>
          <table:table-cell office:value-type="float" office:value="41.3348" calcext:value-type="float">
            <text:p>41.3348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ERROR</text:p>
          </table:table-cell>
          <table:table-cell office:value-type="float" office:value="51.3012" calcext:value-type="float">
            <text:p>51.3012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ERROR</text:p>
          </table:table-cell>
          <table:table-cell office:value-type="float" office:value="45.8415" calcext:value-type="float">
            <text:p>45.8415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number-columns-repeated="5" table:style-name="ce8" office:value-type="string" calcext:value-type="string">
            <text:p>ERROR</text:p>
          </table:table-cell>
          <table:table-cell table:formula="of:=AVERAGE([.G59:.G68])" office:value-type="float" office:value="46.21115" calcext:value-type="float">
            <text:p>46.21115</text:p>
          </table:table-cell>
          <table:table-cell table:style-name="ce8" office:value-type="string" calcext:value-type="string">
            <text:p>ERROR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style-name="ce16" office:value-type="string" calcext:value-type="string" table:number-columns-spanned="7" table:number-rows-spanned="1">
            <text:p>SIFT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mages</text:p>
          </table:table-cell>
          <table:table-cell table:style-name="ce16" office:value-type="string" calcext:value-type="string">
            <text:p>SHITOMASI</text:p>
          </table:table-cell>
          <table:table-cell table:style-name="ce16" office:value-type="string" calcext:value-type="string">
            <text:p>HARRIS</text:p>
          </table:table-cell>
          <table:table-cell table:style-name="ce16" office:value-type="string" calcext:value-type="string">
            <text:p>FAST</text:p>
          </table:table-cell>
          <table:table-cell table:style-name="ce16" office:value-type="string" calcext:value-type="string">
            <text:p>BRISK</text:p>
          </table:table-cell>
          <table:table-cell table:style-name="ce16" office:value-type="string" calcext:value-type="string">
            <text:p>ORB</text:p>
          </table:table-cell>
          <table:table-cell table:style-name="ce16" office:value-type="string" calcext:value-type="string">
            <text:p>AKAZE</text:p>
          </table:table-cell>
          <table:table-cell table:style-name="ce16" office:value-type="string" calcext:value-type="string">
            <text:p>SIF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693" calcext:value-type="float">
            <text:p>11.693</text:p>
          </table:table-cell>
          <table:table-cell office:value-type="float" office:value="11.9261" calcext:value-type="float">
            <text:p>11.9261</text:p>
          </table:table-cell>
          <table:table-cell office:value-type="float" office:value="15.6256" calcext:value-type="float">
            <text:p>15.6256</text:p>
          </table:table-cell>
          <table:table-cell office:value-type="float" office:value="19.9441" calcext:value-type="float">
            <text:p>19.9441</text:p>
          </table:table-cell>
          <table:table-cell office:value-type="float" office:value="22.6525" calcext:value-type="float">
            <text:p>22.6525</text:p>
          </table:table-cell>
          <table:table-cell office:value-type="float" office:value="13.3956" calcext:value-type="float">
            <text:p>13.3956</text:p>
          </table:table-cell>
          <table:table-cell office:value-type="float" office:value="46.2812" calcext:value-type="float">
            <text:p>46.28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85147" calcext:value-type="float">
            <text:p>8.85147</text:p>
          </table:table-cell>
          <table:table-cell office:value-type="float" office:value="12.0617" calcext:value-type="float">
            <text:p>12.0617</text:p>
          </table:table-cell>
          <table:table-cell office:value-type="float" office:value="16.6276" calcext:value-type="float">
            <text:p>16.6276</text:p>
          </table:table-cell>
          <table:table-cell office:value-type="float" office:value="16.6201" calcext:value-type="float">
            <text:p>16.6201</text:p>
          </table:table-cell>
          <table:table-cell office:value-type="float" office:value="21.2565" calcext:value-type="float">
            <text:p>21.2565</text:p>
          </table:table-cell>
          <table:table-cell office:value-type="float" office:value="12.3679" calcext:value-type="float">
            <text:p>12.3679</text:p>
          </table:table-cell>
          <table:table-cell office:value-type="float" office:value="49.5049" calcext:value-type="float">
            <text:p>49.5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7713" calcext:value-type="float">
            <text:p>9.7713</text:p>
          </table:table-cell>
          <table:table-cell office:value-type="float" office:value="12.5107" calcext:value-type="float">
            <text:p>12.5107</text:p>
          </table:table-cell>
          <table:table-cell office:value-type="float" office:value="16.4309" calcext:value-type="float">
            <text:p>16.4309</text:p>
          </table:table-cell>
          <table:table-cell office:value-type="float" office:value="19.1215" calcext:value-type="float">
            <text:p>19.1215</text:p>
          </table:table-cell>
          <table:table-cell office:value-type="float" office:value="22.7988" calcext:value-type="float">
            <text:p>22.7988</text:p>
          </table:table-cell>
          <table:table-cell office:value-type="float" office:value="12.3357" calcext:value-type="float">
            <text:p>12.3357</text:p>
          </table:table-cell>
          <table:table-cell office:value-type="float" office:value="56.4836" calcext:value-type="float">
            <text:p>56.48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28534" calcext:value-type="float">
            <text:p>9.28534</text:p>
          </table:table-cell>
          <table:table-cell office:value-type="float" office:value="14.5382" calcext:value-type="float">
            <text:p>14.5382</text:p>
          </table:table-cell>
          <table:table-cell office:value-type="float" office:value="13.4338" calcext:value-type="float">
            <text:p>13.4338</text:p>
          </table:table-cell>
          <table:table-cell office:value-type="float" office:value="16.8075" calcext:value-type="float">
            <text:p>16.8075</text:p>
          </table:table-cell>
          <table:table-cell office:value-type="float" office:value="18.5228" calcext:value-type="float">
            <text:p>18.5228</text:p>
          </table:table-cell>
          <table:table-cell office:value-type="float" office:value="12.3046" calcext:value-type="float">
            <text:p>12.3046</text:p>
          </table:table-cell>
          <table:table-cell office:value-type="float" office:value="54.3468" calcext:value-type="float">
            <text:p>54.34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71928" calcext:value-type="float">
            <text:p>8.71928</text:p>
          </table:table-cell>
          <table:table-cell office:value-type="float" office:value="13.2145" calcext:value-type="float">
            <text:p>13.2145</text:p>
          </table:table-cell>
          <table:table-cell office:value-type="float" office:value="21.9107" calcext:value-type="float">
            <text:p>21.9107</text:p>
          </table:table-cell>
          <table:table-cell office:value-type="float" office:value="18.8752" calcext:value-type="float">
            <text:p>18.8752</text:p>
          </table:table-cell>
          <table:table-cell office:value-type="float" office:value="31.8742" calcext:value-type="float">
            <text:p>31.8742</text:p>
          </table:table-cell>
          <table:table-cell office:value-type="float" office:value="12.3738" calcext:value-type="float">
            <text:p>12.3738</text:p>
          </table:table-cell>
          <table:table-cell office:value-type="float" office:value="53.4914" calcext:value-type="float">
            <text:p>53.49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862" calcext:value-type="float">
            <text:p>15.862</text:p>
          </table:table-cell>
          <table:table-cell office:value-type="float" office:value="13.2145" calcext:value-type="float">
            <text:p>13.2145</text:p>
          </table:table-cell>
          <table:table-cell office:value-type="float" office:value="30.4695" calcext:value-type="float">
            <text:p>30.4695</text:p>
          </table:table-cell>
          <table:table-cell office:value-type="float" office:value="17.5034" calcext:value-type="float">
            <text:p>17.5034</text:p>
          </table:table-cell>
          <table:table-cell office:value-type="float" office:value="33.0053" calcext:value-type="float">
            <text:p>33.0053</text:p>
          </table:table-cell>
          <table:table-cell office:value-type="float" office:value="12.4367" calcext:value-type="float">
            <text:p>12.4367</text:p>
          </table:table-cell>
          <table:table-cell office:value-type="float" office:value="51.9132" calcext:value-type="float">
            <text:p>51.91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54914" calcext:value-type="float">
            <text:p>9.54914</text:p>
          </table:table-cell>
          <table:table-cell office:value-type="float" office:value="13.935" calcext:value-type="float">
            <text:p>13.935</text:p>
          </table:table-cell>
          <table:table-cell office:value-type="float" office:value="25.8196" calcext:value-type="float">
            <text:p>25.8196</text:p>
          </table:table-cell>
          <table:table-cell office:value-type="float" office:value="17.7803" calcext:value-type="float">
            <text:p>17.7803</text:p>
          </table:table-cell>
          <table:table-cell office:value-type="float" office:value="36.4831" calcext:value-type="float">
            <text:p>36.4831</text:p>
          </table:table-cell>
          <table:table-cell office:value-type="float" office:value="12.6187" calcext:value-type="float">
            <text:p>12.6187</text:p>
          </table:table-cell>
          <table:table-cell office:value-type="float" office:value="53.7239" calcext:value-type="float">
            <text:p>53.72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70689" calcext:value-type="float">
            <text:p>8.70689</text:p>
          </table:table-cell>
          <table:table-cell office:value-type="float" office:value="14.1273" calcext:value-type="float">
            <text:p>14.1273</text:p>
          </table:table-cell>
          <table:table-cell office:value-type="float" office:value="30.5871" calcext:value-type="float">
            <text:p>30.5871</text:p>
          </table:table-cell>
          <table:table-cell office:value-type="float" office:value="18.0258" calcext:value-type="float">
            <text:p>18.0258</text:p>
          </table:table-cell>
          <table:table-cell office:value-type="float" office:value="31.8472" calcext:value-type="float">
            <text:p>31.8472</text:p>
          </table:table-cell>
          <table:table-cell office:value-type="float" office:value="13.3318" calcext:value-type="float">
            <text:p>13.3318</text:p>
          </table:table-cell>
          <table:table-cell office:value-type="float" office:value="53.398" calcext:value-type="float">
            <text:p>53.3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31873" calcext:value-type="float">
            <text:p>9.31873</text:p>
          </table:table-cell>
          <table:table-cell office:value-type="float" office:value="16.2982" calcext:value-type="float">
            <text:p>16.2982</text:p>
          </table:table-cell>
          <table:table-cell office:value-type="float" office:value="28.8755" calcext:value-type="float">
            <text:p>28.8755</text:p>
          </table:table-cell>
          <table:table-cell office:value-type="float" office:value="18.2556" calcext:value-type="float">
            <text:p>18.2556</text:p>
          </table:table-cell>
          <table:table-cell office:value-type="float" office:value="37.014" calcext:value-type="float">
            <text:p>37.014</text:p>
          </table:table-cell>
          <table:table-cell office:value-type="float" office:value="12.5155" calcext:value-type="float">
            <text:p>12.5155</text:p>
          </table:table-cell>
          <table:table-cell office:value-type="float" office:value="56.0789" calcext:value-type="float">
            <text:p>56.07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87715" calcext:value-type="float">
            <text:p>8.87715</text:p>
          </table:table-cell>
          <table:table-cell office:value-type="float" office:value="10.4205" calcext:value-type="float">
            <text:p>10.4205</text:p>
          </table:table-cell>
          <table:table-cell office:value-type="float" office:value="12.472" calcext:value-type="float">
            <text:p>12.472</text:p>
          </table:table-cell>
          <table:table-cell office:value-type="float" office:value="16.4817" calcext:value-type="float">
            <text:p>16.4817</text:p>
          </table:table-cell>
          <table:table-cell office:value-type="float" office:value="36.0235" calcext:value-type="float">
            <text:p>36.0235</text:p>
          </table:table-cell>
          <table:table-cell office:value-type="float" office:value="12.6567" calcext:value-type="float">
            <text:p>12.6567</text:p>
          </table:table-cell>
          <table:table-cell office:value-type="float" office:value="51.6552" calcext:value-type="float">
            <text:p>51.6552</text:p>
          </table:table-cell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formula="of:=+AVERAGE([.B73:.B82])" office:value-type="float" office:value="10.06343" calcext:value-type="float">
            <text:p>10.06343</text:p>
          </table:table-cell>
          <table:table-cell table:formula="of:=+AVERAGE([.C73:.C82])" office:value-type="float" office:value="13.22467" calcext:value-type="float">
            <text:p>13.22467</text:p>
          </table:table-cell>
          <table:table-cell table:formula="of:=+AVERAGE([.D73:.D82])" office:value-type="float" office:value="21.22523" calcext:value-type="float">
            <text:p>21.22523</text:p>
          </table:table-cell>
          <table:table-cell table:formula="of:=+AVERAGE([.E73:.E82])" office:value-type="float" office:value="17.94152" calcext:value-type="float">
            <text:p>17.94152</text:p>
          </table:table-cell>
          <table:table-cell table:formula="of:=+AVERAGE([.F73:.F82])" office:value-type="float" office:value="29.14779" calcext:value-type="float">
            <text:p>29.14779</text:p>
          </table:table-cell>
          <table:table-cell table:formula="of:=+AVERAGE([.G73:.G82])" office:value-type="float" office:value="12.6337" calcext:value-type="float">
            <text:p>12.6337</text:p>
          </table:table-cell>
          <table:table-cell table:formula="of:=+AVERAGE([.H73:.H82])" office:value-type="float" office:value="52.68771" calcext:value-type="float">
            <text:p>52.687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22:23:53.063813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1T18:09:11.127511827</meta:creation-date>
    <dc:date>2021-02-22T23:31:05.952600527</dc:date>
    <meta:editing-duration>PT2H39M3S</meta:editing-duration>
    <meta:editing-cycles>35</meta:editing-cycles>
    <meta:generator>LibreOffice/7.0.4.2$Linux_X86_64 LibreOffice_project/00$Build-2</meta:generator>
    <meta:document-statistic meta:table-count="4" meta:cell-count="1316" meta:object-count="0"/>
  </office:meta>
</office:document-meta>
</file>